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3333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file://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file:///..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27916 bp</text:p>
      <text:p text:style-name="Preformatted_20_Text">Sequence 2: Masked <text:s text:c="4"/>27916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84</text:p>
      <text:p text:style-name="Preformatted_20_Text">Guide tree file created: <text:s text:c="2"/><text:a xlink:type="simple" xlink:href="https://www.genome.jp/tools-bin/pushfile?220406164856CBOBk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530404</text:p>
      <text:p text:style-name="Preformatted_20_Text">Alignment Score 153817</text:p>
      <text:p text:style-name="Preformatted_20_Text"/>
      <text:p text:style-name="Preformatted_20_Text">CLUSTAL-Alignment file created <text:s/><text:a xlink:type="simple" xlink:href="https://www.genome.jp/tools-bin/pushfile?220406164856CBOBk+clustalw.aln" text:style-name="Internet_20_link" text:visited-style-name="Visited_20_Internet_20_Link">[clustalw.aln]</text:a></text:p>
      <text:p text:style-name="P1"/>
      <text:p text:style-name="Horizontal_20_Line"><text:bookmark text:name="clustalw.aln"/></text:p>
      <text:p text:style-name="Preformatted_20_Text"><text:a xlink:type="simple" xlink:href="https://www.genome.jp/tools-bin/pushfile?220406164856CBOBk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AGCTCTTGTCACATGAATCTATAACAATTAGCCCACCACCACAAAGTAACAAGCCAGGAA</text:p>
      <text:p text:style-name="Preformatted_20_Text">Masked <text:s text:c="9"/>AGCTCTTGTCACATGAATCTATAACAATTAGCCCACCACCACAAAGTAACAAGCCA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GAAGGAGGTCTGTCAAGGTGAACAATGTTCAAGTAATTAATGGTGATATGCATGCTC</text:p>
      <text:p text:style-name="Preformatted_20_Text">Masked <text:s text:c="9"/>GAGGAAGGAGGTCTGTCAAGGTGAACAATGTTCAAGTAATTAATGGTGATATGCATG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TTAGAGAAGCTGGGTGAAGGAAGCTTTTCTTTCTTCATACTGTGTAACTGACTAAA</text:p>
      <text:p text:style-name="Preformatted_20_Text">Masked <text:s text:c="9"/>TTACTTAGAGAAGCTGGGTGAAGGAAGCTTTTCTTTCTTCATACTGTGTAACTGAC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CTCACAGCATATGTCTTCCACCTGCCATGCTTACTCTAACCTCTCTGCAGCCATGG</text:p>
      <text:p text:style-name="Preformatted_20_Text">Masked <text:s text:c="9"/>GAGCCTCACAGCATATGTCTTCCACCTGCCATGCTTACTCTAACCTCTCTGCAGCC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TCCTAACACTCATGAACGCTCCATAGTAGCTATGATTACTAAACATATGTTCTTTT</text:p>
      <text:p text:style-name="Preformatted_20_Text">Masked <text:s text:c="9"/>TAAATCCTAACACTCATGAACGCTCCATAGTAGCTATGATTACTAAACATATGTTCTTT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CCTTAATGCTGCCATACTTCTGTAAAGGTCTGGTAAGTATACTGCTGTGAAATATTGACG</text:p>
      <text:p text:style-name="Preformatted_20_Text">Masked <text:s text:c="9"/>CCTTAATGCTGCCATACTTCTGTAAAGGTCTGGTAAGTATACTGCTGTGAAATATTGA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GGTACAATGCCAGTAGCTGTTATGATAGCTATGATAGATACACGTCAGCCTGTGGCT</text:p>
      <text:p text:style-name="Preformatted_20_Text">Masked <text:s text:c="9"/>CCAGGTACAATGCCAGTAGCTGTTATGATAGCTATGATAGATACACGTCAGCCTGTG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AACAATGAGGTATCAATACTAGTTTACAGAAGTCGATGTGGCTTCACAGTACCTGC</text:p>
      <text:p text:style-name="Preformatted_20_Text">Masked <text:s text:c="9"/>TCTTAACAATGAGGTATCAATACTAGTTTACAGAAGTCGATGTGGCTTCACAGTAC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TGAGGGCACTCTCAATGACTTGCCTGGTCATATACAGGGTGGCTCTGGGTTAATCT</text:p>
      <text:p text:style-name="Preformatted_20_Text">Masked <text:s text:c="9"/>CTACTGAGGGCACTCTCAATGACTTGCCTGGTCATATACAGGGTGGCTCTGGGTTA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CAGTCACAGAACTCAGTTGATGATGACCTTGACATAACTTCAGGGGTCATTACAGT</text:p>
      <text:p text:style-name="Preformatted_20_Text">Masked <text:s text:c="9"/>CTTGCAGTCACAGAACTCAGTTGATGATGACCTTGACATAACTTCAGGGGTCATT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GCAGGAGTATTTATATGTGAGGAGAAGAGGAATCTCATTATGATAACAATTCAGTT</text:p>
      <text:p text:style-name="Preformatted_20_Text">Masked <text:s text:c="9"/>CTGGGCAGGAGTATTTATATGTGAGGAGAAGAGGAATCTCATTATGATAACAATT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TAGAAGTCTCACTCTTCTGGTGTTTACCTGGATCTACCATATATTATATATACAAT</text:p>
      <text:p text:style-name="Preformatted_20_Text">Masked <text:s text:c="9"/>ACTCTAGAAGTCTCACTCTTCTGGTGTTTACCTGGATCTACCATATATTATATATA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AAGCTTATCAGTAGGCATAAACTGGTGAAGTTTGAATCACTTACACAGAGTACCTTT</text:p>
      <text:p text:style-name="Preformatted_20_Text">Masked <text:s text:c="9"/>GCCAAGCTTATCAGTAGGCATAAACTGGTGAAGTTTGAATCACTTACACAGAGTA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TACGACAAAGCTTCATGCTCTGCTGTAGCTAAAATAACAGCTTGTAGCTCCAGACT</text:p>
      <text:p text:style-name="Preformatted_20_Text">Masked <text:s text:c="9"/>AGAATACGACAAAGCTTCATGCTCTGCTGTAGCTAAAATAACAGCTTGTAGCTCCA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CTTCTTAATCATGTTAGTTTATATTCTGCCATGCCATTTCACAACAACTTTTTTTT</text:p>
      <text:p text:style-name="Preformatted_20_Text">Masked <text:s text:c="9"/>AAGACTTCTTAATCATGTTAGTTTATATTCTGCCATGCCATTTCACAACAACTTT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CTAGACTGCATCGAATGACTTGTTTAGCTCGGATTTTTTTGCACCAACTACAGAGA</text:p>
      <text:p text:style-name="Preformatted_20_Text">Masked <text:s text:c="9"/>CTTTCTAGACTGCATCGAATGACTTGTTTAGCTCGGATTTTTTTGCACCAACTACA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TTGGCTTAAAATCATCAGGACAGACAGGACCAGTGCAAACTAATCGACTGGACCTCT</text:p>
      <text:p text:style-name="Preformatted_20_Text">Masked <text:s text:c="9"/>GCCTTGGCTTAAAATCATCAGGACAGACAGGACCAGTGCAAACTAATCGACTGGAC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AACAAGTCCTACCACAGCCCCTCCATTGGCTGGCCTAGGTTAGTTCACAACAGATA</text:p>
      <text:p text:style-name="Preformatted_20_Text">Masked <text:s text:c="9"/>TCAAAACAAGTCCTACCACAGCCCCTCCATTGGCTGGCCTAGGTTAGTTCACAACA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AGACTGGAATAAGAGCTTGAATTTAAACCCACCATGGATGTTCTAATTACCTTTTA</text:p>
      <text:p text:style-name="Preformatted_20_Text">Masked <text:s text:c="9"/>TCTTAGACTGGAATAAGAGCTTGAATTTAAACCCACCATGGATGTTCTAATTACCT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ATGTGCAGTGCTTAATCCATATGCTGTCTGTCATAAACTATTAAATTCTGTGAATT</text:p>
      <text:p text:style-name="Preformatted_20_Text">Masked <text:s text:c="9"/>CTTAATGTGCAGTGCTTAATCCATATGCTGTCTGTCATAAACTATTAAATTCTGTGAAT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GGGACCAAAATTCTGCATCTTCAACTAGAACAGGGCTTTTTGCTTAAACTTTGACAACA</text:p>
      <text:p text:style-name="Preformatted_20_Text">Masked <text:s text:c="9"/>AGGGACCAAAATTCTGCATCTTCAACTAGAACAGGGCTTTTTGCTTAAACTTTGAC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CAGGTTGTTCCAGGATGCTAATGAAAATTGAAAAGCTAGGGTACAGCTTTTGAAAA</text:p>
      <text:p text:style-name="Preformatted_20_Text">Masked <text:s text:c="9"/>GCTCCAGGTTGTTCCAGGATGCTAATGAAAATTGAAAAGCTAGGGTACAGCTTTT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GGGTACCACTGCTGCAGGATCTTAGTAACTACTTACACAGAAGTAACTATCAACCT</text:p>
      <text:p text:style-name="Preformatted_20_Text">Masked <text:s text:c="9"/>GCTAGGGTACCACTGCTGCAGGATCTTAGTAACTACTTACACAGAAGTAACTATCAA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TCTGTTCTTCAAGGACTGACATGAAGTGAAGGAAAAAATACTAACTCCTTTCTCAC</text:p>
      <text:p text:style-name="Preformatted_20_Text">Masked <text:s text:c="9"/>CAGTTCTGTTCTTCAAGGACTGACATGAAGTGAAGGAAAAAATACTAACTCCTTTC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TCCCTTCCCCAATTAACATTATCTTAAGGGTAAATCAACAGATTTTTACAAGCAGC</text:p>
      <text:p text:style-name="Preformatted_20_Text">Masked <text:s text:c="9"/>CAGCTCCCTTCCCCAATTAACATTATCTTAAGGGTAAATCAACAGATTTTTACAAG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GAATAATGCCTTTCTGGTATCAGCAGTGGAATTGGTACACTCATTCTTGATTTTTC</text:p>
      <text:p text:style-name="Preformatted_20_Text">Masked <text:s text:c="9"/>ACATGAATAATGCCTTTCTGGTATCAGCAGTGGAATTGGTACACTCATTCTTGA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CACTGAAGTGCTGTGTAACAACTGTATTCCCCACAGGTGGCTTGCCATCACCATGG</text:p>
      <text:p text:style-name="Preformatted_20_Text">Masked <text:s text:c="9"/>GAATCACTGAAGTGCTGTGTAACAACTGTATTCCCCACAGGTGGCTTGCCATCACC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CAGAGATACCTGCCTTCACCCAGGCCACATCTGTCTTTTCTGGGTCTATGATGCCT</text:p>
      <text:p text:style-name="Preformatted_20_Text">Masked <text:s text:c="9"/>AGTACAGAGATACCTGCCTTCACCCAGGCCACATCTGTCTTTTCTGGGTCTATGATG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CAGTCTCCAGGATTTACTCAACAACTTACCTTTGGCACTCAAGCAGTGCCAAGCTGG</text:p>
      <text:p text:style-name="Preformatted_20_Text">Masked <text:s text:c="9"/>ACCCAGTCTCCAGGATTTACTCAACAACTTACCTTTGGCACTCAAGCAGTGCCAAG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CAGCCTGGATCTTTTGGTCCAACAGCATCTCAGTCCTCTGGTCTCTGGGCACAGCCA</text:p>
      <text:p text:style-name="Preformatted_20_Text">Masked <text:s text:c="9"/>AGCCAGCCTGGATCTTTTGGTCCAACAGCATCTCAGTCCTCTGGTCTCTGGGCACA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CAAGTTCCATCTGTTGCATGGGTACAGCCATCCAGTGCTGTAAATCCCTTCCAGAGT</text:p>
      <text:p text:style-name="Preformatted_20_Text">Masked <text:s text:c="9"/>GCACAAGTTCCATCTGTTGCATGGGTACAGCCATCCAGTGCTGTAAATCCCTTCCAG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GTTTGCACCTTCAACACTACCTGCTCAAACACAGTCTGTATTGCCCTCTGCATCA</text:p>
      <text:p text:style-name="Preformatted_20_Text">Masked <text:s text:c="9"/>AGTGTGTTTGCACCTTCAACACTACCTGCTCAAACACAGTCTGTATTGCCCTCTGC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CAAGCCCACCTCAGCCACCACCTAGAACTGCACCTCAGAAGGAGCTATCCAAGAAA</text:p>
      <text:p text:style-name="Preformatted_20_Text">Masked <text:s text:c="9"/>ACAACAAGCCCACCTCAGCCACCACCTAGAACTGCACCTCAGAAGGAGCTATCCAA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GTGACGCTTTTATTTCTCTGGATCCACTTGGTGATAGAGAGATGAAGGATGTCAAG</text:p>
      <text:p text:style-name="Preformatted_20_Text">Masked <text:s text:c="9"/>GAGAGTGACGCTTTTATTTCTCTGGATCCACTTGGTGATAGAGAGATGAAGGATGT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TGTTCAAAGATTTCCAGCTGACAAAGCCACCTGCAGTACCAGCAAGGAGAGGAGAG</text:p>
      <text:p text:style-name="Preformatted_20_Text">Masked <text:s text:c="9"/>GAAATGTTCAAAGATTTCCAGCTGACAAAGCCACCTGCAGTACCAGCAAGGAGAGGAGA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AGCAAAGTCTTTCAGGTGCCTCTGGAGCTTTCAGCAATTGTTTTATTAGTAAAGTACCC</text:p>
      <text:p text:style-name="Preformatted_20_Text">Masked <text:s text:c="9"/>CAGCAAAGTCTTTCAGGTGCCTCTGGAGCTTTCAGCAATTGTTTTATTAGTAAAGTA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CTCAAGGTAATACAGGTCACAGTGATGTGAAAGTTAGCAAGCTGTCCACCAAAAAG</text:p>
      <text:p text:style-name="Preformatted_20_Text">Masked <text:s text:c="9"/>ATTCCTCAAGGTAATACAGGTCACAGTGATGTGAAAGTTAGCAAGCTGTCCACCA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GTAAAATCTTTCTTGTATTTGAATAGCTGCTCAAGTAACATGATGGCTGATCATGT</text:p>
      <text:p text:style-name="Preformatted_20_Text">Masked <text:s text:c="9"/>ACTGGTAAAATCTTTCTTGTATTTGAATAGCTGCTCAAGTAACATGATGGCTGATC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TTTAATAGCTACAATTACACAGAATCACAGAATCGTAGGGGTTGGAAGGGACCTCC</text:p>
      <text:p text:style-name="Preformatted_20_Text">Masked <text:s text:c="9"/>CTTATTTAATAGCTACAATTANNNNNNNNNNNNNNNNNNNNNNNNNNNNNNNNNNNNNNN</text:p>
      <text:p text:style-name="Preformatted_20_Text"><text:s text:c="16"/>********************* <text:s text:c="38"/></text:p>
      <text:p text:style-name="Preformatted_20_Text"/>
      <text:p text:style-name="Preformatted_20_Text">Unmasked <text:s text:c="7"/>AGAGATCATAGAGTCCAACCCCCCTGCCAAAGCAGGTTCCCTACACCAGGTCACACA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CGTCCAGGCGGGTCTTGAATATCTCCAGAGAAGGAGACTTCACAACCTCCCTGGG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TGTTCCAGTGCTCCGTCACCCTCACCGTAAAGAAGTTCTTGCGCACATTGGTGC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TTCCTATGCTCCAGTTTCTGGCCGTTTCCCCTTGTCCTGTCTCCACACACTGCTAA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GTCTGGCCTCGCCACTTTGCCCCCCACACCTTAGGTATTTATAGACCTGGATCA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CTCTCAGTCTTCTTTTCTCAAGGCTGAACAGACCCAGTTCACTTAGCCTTTCTT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GGAGATGCTCTGGGCCCTTCACCATCTTTGTGGCACTCCGCTGGACTCTTTCCA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CCCTGTCTTTTTTGTACTGGGGAGCCCAGAACTGGACACAGTACTCCAGATGAGG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ACCAGGGCAGAGTAGAGGGGGAGGGTCACCTCCCTCGGCCTGCTGGCCACGCTCT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ATGCAGCCCAGAATGCCATTGGCCTTTTTGGCCACAAGGGCACACTGCTGGCTCA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ACCTGTTGTCCACCAGGACACCCAGGTCCCTCTCTGCAGAGCTCCTCTCCAGCAGGT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TCCCCCAACCTGTACTGCTGCATGCAATTATTCCTCCCTAGGTGCAAGACTCTACA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TTTTGTTAAACCTCATCTGGTTTCTTACTGCCCAGCTCTCCAGCCTGTCCAGGT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GAATGGCAGCACAGCCTTCAGGCATGTCAGCCAATCCTCCCAACTATTACGATTATA</text:p>
      <text:p text:style-name="Preformatted_20_Text">Masked <text:s text:c="9"/>NNNNNNNNNNNNNNNNNNNNNNNNNNNNNNNNNNNNNNNNNNNNNNNNATTACGATTATA</text:p>
      <text:p text:style-name="Preformatted_20_Text"><text:s text:c="64"/>************</text:p>
      <text:p text:style-name="Preformatted_20_Text"/>
      <text:p text:style-name="Preformatted_20_Text">Unmasked <text:s text:c="7"/>CTTATTACAATTATACTGATTGTTTTATTTACTTTAAAGTTCTTAAACAGAGGATTGAAG</text:p>
      <text:p text:style-name="Preformatted_20_Text">Masked <text:s text:c="9"/>CTTATTACAATTATACTGATTGTTTTATTTACTTTAAAGTTCTTAAACAGAGGATT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GTTTCCCCTAGAAGTATTACATAGACCATTGTCAGTGGCCAAACACTGTCGCATCT</text:p>
      <text:p text:style-name="Preformatted_20_Text">Masked <text:s text:c="9"/>GACTGTTTCCCCTAGAAGTATTACATAGACCATTGTCAGTGGCCAAACACTGTCGC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CCTAGACTGGACTGAGGTAGACTAGGTCTGTTCAGTGTTAGAAGACCCAGCTAGCT</text:p>
      <text:p text:style-name="Preformatted_20_Text">Masked <text:s text:c="9"/>AGTGCCTAGACTGGACTGAGGTAGACTAGGTCTGTTCAGTGTTAGAAGACCCAGCT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TCTATTGAGGAATAGGCAGGAGGTAAAACTGAGCAAAGCAAAGCAATTTGCATGCT</text:p>
      <text:p text:style-name="Preformatted_20_Text">Masked <text:s text:c="9"/>TATGTCTATTGAGGAATAGGCAGGAGGTAAAACTGAGCAAAGCAAAGCAATTTGCATGCN</text:p>
      <text:p text:style-name="Preformatted_20_Text"><text:s text:c="16"/>*********************************************************** </text:p>
      <text:p text:style-name="Preformatted_20_Text"/>
      <text:p text:style-name="Preformatted_20_Text">Unmasked <text:s text:c="7"/>TTTTTTGATTTATCTTTTATTTTGTTTGTTTTGGTTGGTTTTTTTTTTTTTACATCTAAT</text:p>
      <text:p text:style-name="Preformatted_20_Text">Masked <text:s text:c="9"/>NNNNNNNNNNNNNNNNNNNNNNNNNNNNNNNNNNNNNNNNNNNNNNNNNNNACATCTAAT</text:p>
      <text:p text:style-name="Preformatted_20_Text"><text:s text:c="67"/>*********</text:p>
      <text:p text:style-name="Preformatted_20_Text"/>
      <text:p text:style-name="Preformatted_20_Text">Unmasked <text:s text:c="7"/>TGGATGAGCTTTAAGGTCAGTATGCTGATAGGGCTGAGTACATGTAAAAGCTGTTTAGTG</text:p>
      <text:p text:style-name="Preformatted_20_Text">Masked <text:s text:c="9"/>TGGATGAGCTTTAAGGTCAGTATGCTGATAGGGCTGAGTACATGTAAAAGCTGTTT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GCAGTATGTCTCCTTTTCCTAGAACCACTGAAGCCTGTTCCCAGACAAAGTGCAC</text:p>
      <text:p text:style-name="Preformatted_20_Text">Masked <text:s text:c="9"/>ATATAGCAGTATGTCTCCTTTTCCTAGAACCACTGAAGCCTGTTCCCAGACAAAGT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CAATTGATGGCCTGTTTGAAAGTCAACCTAAACTAGACCTTTTCAGTGCCTCCTCTG</text:p>
      <text:p text:style-name="Preformatted_20_Text">Masked <text:s text:c="9"/>TACCAATTGATGGCCTGTTTGAAAGTCAACCTAAACTAGACCTTTTCAGTGCCTCC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TAACAAATGTTTTCTCTATGCCTATTTCTGCACCCCACCAACAGGAATTCTGTGTT</text:p>
      <text:p text:style-name="Preformatted_20_Text">Masked <text:s text:c="9"/>TAAGTAACAAATGTTTTCTCTATGCCTATTTCTGCACCCCACCAACAGGAATTCTG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CAGTGGCTTTAGAGGCCATGGAAGAAAACTTCTTGCATACTTGATATAACAAAACA</text:p>
      <text:p text:style-name="Preformatted_20_Text">Masked <text:s text:c="9"/>AATGCAGTGGCTTTAGAGGCCATGGAAGAAAACTTCTTGCATACTTGATATAACA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TTGCAAGAAGGCTAATAAAGCATTATTCCATTTGGCTGAAGTCCATAACCAGTGCC</text:p>
      <text:p text:style-name="Preformatted_20_Text">Masked <text:s text:c="9"/>CTTCTTGCAAGAAGGCTAATAAAGCATTATTCCATTTGGCTGAAGTCCATAACCAGTGC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CCAAGCTGTAAAGCCTCTCTGCAAGTACCTGGGGGGAGTTTCTACAGAGGACTATAAAGT</text:p>
      <text:p text:style-name="Preformatted_20_Text">Masked <text:s text:c="9"/>CCAAGCTGTAAAGCCTCTCTGCAAGTACCTGGGGGGAGTTTCTACAGAGGACTAT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GAGGTGAAGTGGAAGACTTCTGCAGCTATGCTTACTTTCCTGCAGAGTAGACAGAG</text:p>
      <text:p text:style-name="Preformatted_20_Text">Masked <text:s text:c="9"/>AATGGAGGTGAAGTGGAAGACTTCTGCAGCTATGCTTACTTTCCTGCAGAGTAGAC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TTGACTGTGCAGGTCTTTTGCTGAACAAATGGGAGGATCGCATGTCCAGTATCCT</text:p>
      <text:p text:style-name="Preformatted_20_Text">Masked <text:s text:c="9"/>CAGTGTTGACTGTGCAGGTCTTTTGCTGAACAAATGGGAGGATCGCATGTCCAGTA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GGGGAGGAAGTGGCCCAACCACATCACTCCATCTGGGACATGACACTTGGAGTCCC</text:p>
      <text:p text:style-name="Preformatted_20_Text">Masked <text:s text:c="9"/>CTTGGGGGAGGAAGTGGCCCAACCACATCACTCCATCTGGGACATGACACTTGGAGT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GGGAAAACCTGGATCACCTCCAGAATGCTGACTTAAAACATCTAACATTTGGCTAA</text:p>
      <text:p text:style-name="Preformatted_20_Text">Masked <text:s text:c="9"/>TGGTGGGAAAACCTGGATCACCTCCAGAATGCTGACTTAAAACATCTAACATTTGG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ATTTCATCATGAATGCACTAACTCGGCTCCAAATACACATGGCTTTTCTAAAGGAT</text:p>
      <text:p text:style-name="Preformatted_20_Text">Masked <text:s text:c="9"/>TCAGATTTCATCATGAATGCACTAACTCGGCTCCAAATACACATGGCTTTTCTAAAG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TTACCTCAAACTAATGTGAGTACTAACACAGCTTTAGATCTCCTTTTACGTCCCTTA</text:p>
      <text:p text:style-name="Preformatted_20_Text">Masked <text:s text:c="9"/>ACCTTACCTCAAACTAATGTGAGTACTAACACAGCTTTAGATCTCCTTTTACGTCC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AAGGCAGCTCATACCTGTTTAACCGGTGCTCTTCAGTATTCTTTCCAGAAAGAGTC</text:p>
      <text:p text:style-name="Preformatted_20_Text">Masked <text:s text:c="9"/>AAGCAAGGCAGCTCATACCTGTTTAACCGGTGCTCTTCAGTATTCTTTCCAGAAAG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ATCAAAACCAGCTGAAATAACCATGAAGAATAAAACCTGAAAAATCTTTAATGACT</text:p>
      <text:p text:style-name="Preformatted_20_Text">Masked <text:s text:c="9"/>TGGAATCAAAACCAGCTGAAATAACCATGAAGAATAAAACCTGAAAAATCTTTAAT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ATTTATTACTTTTCTTGGCAGGAATCTCAGAAACAACCTTCTGGCCCATTTGGTGG</text:p>
      <text:p text:style-name="Preformatted_20_Text">Masked <text:s text:c="9"/>AATGATTTATTACTTTTCTTGGCAGGAATCTCAGAAACAACCTTCTGGCCCATTTG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TCTGGCAACCCTTTTGCATAGACCAGGTAATATTTACTCTATTGAGACAAACTACT</text:p>
      <text:p text:style-name="Preformatted_20_Text">Masked <text:s text:c="9"/>TCCTTCTGGCAACCCTTTTGCATAGACCAGGTAATATTTACTCTATTGAGACAAAC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GCTCTGAAACTGTTTTCAACTAGCTTTTTGCCAACAGTTTTCCTGAATCAACTACA</text:p>
      <text:p text:style-name="Preformatted_20_Text">Masked <text:s text:c="9"/>TCATGCTCTGAAACTGTTTTCAACTAGCTTTTTGCCAACAGTTTTCCTGAATCAAC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CTTAACTTTATTGCTCCTCTGAAGTACTGCTTGCTGTACTCTAGAAGCATTCTTCT</text:p>
      <text:p text:style-name="Preformatted_20_Text">Masked <text:s text:c="9"/>CTGGCTTAACTTTATTGCTCCTCTGAAGTACTGCTTGCTGTACTCTAGAAGCATTC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ACCTCTGCTTGGAGCTGTACGTGCTGTCTGCCTAAGCCTAACTAGTGTCACTTTCT</text:p>
      <text:p text:style-name="Preformatted_20_Text">Masked <text:s text:c="9"/>AAGGACCTCTGCTTGGAGCTGTACGTGCTGTCTGCCTAAGCCTAACTAGTGTCAC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AATAAAGATTTTCTTCATGGTCTTAAATCTCAAAGCCATAATAGATGTCTACTACC</text:p>
      <text:p text:style-name="Preformatted_20_Text">Masked <text:s text:c="9"/>TAGCAATAAAGATTTTCTTCATGGTCTTAAATCTCAAAGCCATAATAGATGTCTACTACC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TTCTTTGAGGAAAGTTAATCAGTGTGCCAAGTCTGTGGGGCATGTTTTCAGGAGAATGT</text:p>
      <text:p text:style-name="Preformatted_20_Text">Masked <text:s text:c="9"/>TTTCTTTGAGGAAAGTTAATCAGTGTGCCAAGTCTGTGGGGCATGTTTTCAGGAGA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AGAAAGCCCAGTGCAGCTCTCTGAAGTATTATTGGATTATAACCTGGGTAAATTAA</text:p>
      <text:p text:style-name="Preformatted_20_Text">Masked <text:s text:c="9"/>TAGCAGAAAGCCCAGTGCAGCTCTCTGAAGTATTATTGGATTATAACCTGGGTAAA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ATAACAAGCTAAGAGCTGTTATGAGATCTTTTGTCATGGGTAACAAATTAATTCGT</text:p>
      <text:p text:style-name="Preformatted_20_Text">Masked <text:s text:c="9"/>AGTGATAACAAGCTAAGAGCTGTTATGAGATCTTTTGTCATGGGTAACAAATTAATTC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TCTTATCACTGGCTAAAGAACATGAACTGTCAGATGTGTGACAGAGGAATAGATTT</text:p>
      <text:p text:style-name="Preformatted_20_Text">Masked <text:s text:c="9"/>GCTCTCTTATCACTGGCTAAAGAACATGAACTGTCAGATGTGTGACAGAGGAATAG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ATTTAAATCATGGAAACATTAAGGTTAGAAAAGACCTCTAAGATCATCTAGTCTAA</text:p>
      <text:p text:style-name="Preformatted_20_Text">Masked <text:s text:c="9"/>GCTAATTTANNNNNNNNNNNNNNNNNNNNNNNNNNNNNNNNNNNNNNNNNNNNNNNNNNN</text:p>
      <text:p text:style-name="Preformatted_20_Text"><text:s text:c="16"/>********* <text:s text:c="50"/></text:p>
      <text:p text:style-name="Preformatted_20_Text"/>
      <text:p text:style-name="Preformatted_20_Text">Unmasked <text:s text:c="7"/>ATGTGAGCCCACTAAACTATATCCTTAAGTGCCACATATACACATTTTTCAGATCTTCCC</text:p>
      <text:p text:style-name="Preformatted_20_Text">Masked <text:s text:c="9"/>NNNNNNNNNNNNNNNNNNNNNNNNNNNNNNNNNNNNNNNNNNNNNNNNNNNNNNNNNNNC</text:p>
      <text:p text:style-name="Preformatted_20_Text"><text:s text:c="75"/>*</text:p>
      <text:p text:style-name="Preformatted_20_Text"/>
      <text:p text:style-name="Preformatted_20_Text">Unmasked <text:s text:c="7"/>ATGAAGTACTGTCTGTCTTCGAACAGAAGACAAGTATTGCTATTTATTGCTTTACCTTTG</text:p>
      <text:p text:style-name="Preformatted_20_Text">Masked <text:s text:c="9"/>ATGAAGTACTGTCTGTCTTCGAACAGAAGACAAGTATTGCTATTTATTGCTTTACC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TAGTGTCTACAAGCTAGTTTAAACTATGAAGCTATAACTTCAAGTCATCCTAACCT</text:p>
      <text:p text:style-name="Preformatted_20_Text">Masked <text:s text:c="9"/>CTCTTAGTGTCTACAAGCTAGTTTAAACTATGAAGCTATAACTTCAAGTCATCCTAA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CTCTTTTCAGTATACTAGGCATAACCAGGAAAGGACAAATGGAATAACTGGACCTC</text:p>
      <text:p text:style-name="Preformatted_20_Text">Masked <text:s text:c="9"/>TAAACTCTTTTCAGTATACTAGGCATAACCAGGAAAGGACAAATGGAATAACTGGA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AACATCAATTTTCTACTTATTTCATTTTTGTCTGCCACTCTTGCTGCCGTTCCAT</text:p>
      <text:p text:style-name="Preformatted_20_Text">Masked <text:s text:c="9"/>TTTTCAACATCAATTTTCTACTTATTTCATTTTTGTCTGCCACTCTTGCTGCCGTT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TGTCATCTAAAACATGTCCAGGTGGATTGAAATACAAACACTGAAGAACATGCTGT</text:p>
      <text:p text:style-name="Preformatted_20_Text">Masked <text:s text:c="9"/>GATGTGTCATCTAAAACATGTCCAGGTGGATTGAAATACAAACACTGAAGAACATG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TAGTGATTCAGGGCAAATGGAAACTTAGACTCAACCTGGAGACCCAAACTCAAAT</text:p>
      <text:p text:style-name="Preformatted_20_Text">Masked <text:s text:c="9"/>GAAGATAGTGATTCAGGGCAAATGGAAACTTAGACTCAACCTGGAGACCCAAACTC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GGATGTTAATTTTACTTTAGGCTTTACAGTCATTTGTGGAAGAGCTTAGCAACACT</text:p>
      <text:p text:style-name="Preformatted_20_Text">Masked <text:s text:c="9"/>TGGTGGATGTTAATTTTACTTTAGGCTTTACAGTCATTTGTGGAAGAGCTTAGCAA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CATGTGTTTTATAAAATGCAGTCACCTCAATTTCTCTTTATTGTAGCACTTACTGT</text:p>
      <text:p text:style-name="Preformatted_20_Text">Masked <text:s text:c="9"/>AAGTCATGTGTTTTATAAAATGCAGTCACCTCAATTTCTCTTTATTGTAGCACTTA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AAACATGGGAATTGAATGTACCTAGGGAAGAAATGCTGCCTTAACATAAGGGAATT</text:p>
      <text:p text:style-name="Preformatted_20_Text">Masked <text:s text:c="9"/>CCTGAAACATGGGAATTGAATGTACCTAGGGAAGAAATGCTGCCTTAACATAAGGGAAT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AATTAGTAGCTAGACTCCACACTTTAAACAACTAGGTCAGTTGTATGTTTACACAGTAT</text:p>
      <text:p text:style-name="Preformatted_20_Text">Masked <text:s text:c="9"/>GAATTAGTAGCTAGACTCCACACTTTAAACAACTAGGTCAGTTGTATGTTTACACA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CAGTTGTAAAGTTATGTGGATATTACATGCTTCTAATTGGTGAATGAACATATGAC</text:p>
      <text:p text:style-name="Preformatted_20_Text">Masked <text:s text:c="9"/>CAACCAGTTGTAAAGTTATGTGGATATTACATGCTTCTAATTGGTGAATGAACATA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TCTCTAAGCCATAAAGATTGTATGGAACTAGGAGGGAGGGGGGGCGACGCATCCAA</text:p>
      <text:p text:style-name="Preformatted_20_Text">Masked <text:s text:c="9"/>TTGGTCTCTAAGCCATAAAGATTGTATGGAACTAGGAGGGAGGGGGGGCGACGCAT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CTTGTTCACTTAACTAATGGTAGAATTAGCATTCTGCCATAAACATATAATAAAGG</text:p>
      <text:p text:style-name="Preformatted_20_Text">Masked <text:s text:c="9"/>TACACTTGTTCACTTAACTAATGGTAGAATTAGCATTCTGCCATAAACATATAATA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AACTGTAGGGTCTTCAACAGAGCTGCTGGGGTCCTGAGCAATAGGGGTCTACTGTA</text:p>
      <text:p text:style-name="Preformatted_20_Text">Masked <text:s text:c="9"/>GACTAACTGTAGGGTCTTCAACAGAGCTGCTGGGGTCCTGAGCAATAGGGGTCTAC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TCAAATAAGCTGAAACACTTCTTGAAGGACATTGAGGTATTCATGGACACTAACTGT</text:p>
      <text:p text:style-name="Preformatted_20_Text">Masked <text:s text:c="9"/>GGGTCAAATAAGCTGAAACACTTCTTGAAGGACATTGAGGTATTCATGGACACTAA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TTGGTGCTAATATAGCTATTTCAGGGAGGCAAATCTATAAAGATTACCTTTCTTTA</text:p>
      <text:p text:style-name="Preformatted_20_Text">Masked <text:s text:c="9"/>TGTATTGGTGCTAATATAGCTATTTCAGGGAGGCAAATCTATAAAGATTACCTTTC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GGTGGCTTGGCAGACAAATGAAACAAGCAGATAGGTCAGACATGGTGTAGTATGAC</text:p>
      <text:p text:style-name="Preformatted_20_Text">Masked <text:s text:c="9"/>TCAAGGTGGCTTGGCAGACAAATGAAACAAGCAGATAGGTCAGACATGGTGTAGTA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TTCCAGTGTGTTAGAAAGCAAAAAGACAATCGTTGCTTTACTCTATGCCTTGATTC</text:p>
      <text:p text:style-name="Preformatted_20_Text">Masked <text:s text:c="9"/>ATTATTCCAGTGTGTTAGAAAGCAAAAAGACAATCGTTGCTTTACTCTATGCCTTG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TGAACAGATGTACCATCTCCATGCCATTAATGTGAGGCATAATCTCTTAAACAGTG</text:p>
      <text:p text:style-name="Preformatted_20_Text">Masked <text:s text:c="9"/>CTTGTGAACAGATGTACCATCTCCATGCCATTAATGTGAGGCATAATCTCTTAAAC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TTTCCAAAAAAAACCCCTCTTTACTAACAGACCTTTAAATCAGAAATCAGTCAGATG</text:p>
      <text:p text:style-name="Preformatted_20_Text">Masked <text:s text:c="9"/>CCTTTTCCAAAAAAAACCCCTCTTTACTAACAGACCTTTAAATCAGAAATCAGTCAG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AACTAGTTGTAACACATTGTCAATGGGGATAGCTGATATCTGAGTGTTTTTTTTTT</text:p>
      <text:p text:style-name="Preformatted_20_Text">Masked <text:s text:c="9"/>TTACAACTAGTTGTAACACATTGTCAATGGGGATAGCTGATATCTGAGTGNNNNNNNNNN</text:p>
      <text:p text:style-name="Preformatted_20_Text"><text:s text:c="16"/>************************************************** <text:s text:c="9"/></text:p>
      <text:p text:style-name="Preformatted_20_Text"/>
      <text:p text:style-name="Preformatted_20_Text">Unmasked <text:s text:c="7"/>TTTTTTTCTGTTAATACTAAGTATAAACTTGAAATAGTGTTGTTAAATCAAATGCCTAAG</text:p>
      <text:p text:style-name="Preformatted_20_Text">Masked <text:s text:c="9"/>NNNNNNNCTGTTAATACTAAGTATAAACTTGAAATAGTGTTGTTAAATCAAATGCCTAAG</text:p>
      <text:p text:style-name="Preformatted_20_Text"><text:s text:c="23"/>*****************************************************</text:p>
      <text:p text:style-name="Preformatted_20_Text"/>
      <text:p text:style-name="Preformatted_20_Text">Unmasked <text:s text:c="7"/>CAGTTGCTGAACTGGAGATCTAAGAAAATCGACTTGAAGACAGCCTTAGTACTCAATTCA</text:p>
      <text:p text:style-name="Preformatted_20_Text">Masked <text:s text:c="9"/>CAGTTGCTGAACTGGAGATCTAAGAAAATCGACTTGAAGACAGCCTTAGTACTCAA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GTCATGCAATTATATAAACCTTTCTTGCACTTTCTGTAATGCAAAAAAGCTATGAA</text:p>
      <text:p text:style-name="Preformatted_20_Text"><text:soft-page-break/>Masked <text:s text:c="9"/>GCAGGTCATGCAATTATATAAACCTTTCTTGCACTTTCTGTAATGCAAAAAAGCT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AATATTTGTCTCAAACTGGAAATGTAGAAACTTCTGGATATTACACTGCTATATAA</text:p>
      <text:p text:style-name="Preformatted_20_Text">Masked <text:s text:c="9"/>TTTAAATATTTGTCTCAAACTGGAAATGTAGAAACTTCTGGATATTACACTGCTAT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GTAGTATCTCAAGTGATGTTACCTAATGACATTAAAAACAAGCAACTCTCATAGCA</text:p>
      <text:p text:style-name="Preformatted_20_Text">Masked <text:s text:c="9"/>AACTGTAGTATCTCAAGTGATGTTACCTAATGACATTAAAAACAAGCAACTCTCAT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AACATCTGTGTGGCTGTGTTGGTTTTGTCCTTATAAATCAATCTTTTGGTCTAATT</text:p>
      <text:p text:style-name="Preformatted_20_Text">Masked <text:s text:c="9"/>AACAAACATCTGTGTGGCTGTGTTGGTTTTGTCCTTATAAATCAATCTTTTGGTC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TTATGATTTTTGGTGCTGGCTAAGAATTTTTTGTGTCTCAGGTTCCTAACATAGCT</text:p>
      <text:p text:style-name="Preformatted_20_Text">Masked <text:s text:c="9"/>GATTTTATGATTTTTGGTGCTGGCTAAGAATTTTTTGTGTCTCAGGTTCCTAACAT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GACAGCATGCTCTTAAGTCTTTATGTAGCACCTTGTGTCTCAGGCCTGTTCGACAC</text:p>
      <text:p text:style-name="Preformatted_20_Text">Masked <text:s text:c="9"/>GTTTGACAGCATGCTCTTAAGTCTTTATGTAGCACCTTGTGTCTCAGGCCTGTTCGA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TGCTCTTCAGTAAGTTCTCAGCTGATTTAAGAAAAGTGTTTCCTGCTACTAATGTG</text:p>
      <text:p text:style-name="Preformatted_20_Text">Masked <text:s text:c="9"/>AAGTTGCTCTTCAGTAAGTTCTCAGCTGATTTAAGAAAAGTGTTTCCTGCTACTAA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GCCGAAAATAAATAAATGGGAAATTTTCTATGTTAGGTAGCTGTCAGCCATAATTT</text:p>
      <text:p text:style-name="Preformatted_20_Text">Masked <text:s text:c="9"/>GATGGCCGAAAATAAATAAATGGGAAATTTTCTATGTTAGGTAGCTGTCAGCCAT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CTGAATAATTTGGAGTAAGTTCTTGCTTACTTAGATCATTTGTTATTGCCATCGATG</text:p>
      <text:p text:style-name="Preformatted_20_Text">Masked <text:s text:c="9"/>TTGCTGAATAATTTGGAGTAAGTTCTTGCTTACTTAGATCATTTGTTATTGCCATCG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GTAGTTTGAAAAATGCTTATTTGGAAGGCAGTTCATTTCCATATTGAAGTATAGAC</text:p>
      <text:p text:style-name="Preformatted_20_Text">Masked <text:s text:c="9"/>ATTAGTAGTTTGAAAAATGCTTATTTGGAAGGCAGTTCATTTCCATATTGAAGTATA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AAAGAATCACTTTTGGCTGCAAGGAAATGTGATTTAGTATTTTAGATTAGATAGTA</text:p>
      <text:p text:style-name="Preformatted_20_Text">Masked <text:s text:c="9"/>CTTCAAAGAATCACTTTTGGCTGCAAGGAAATGTGATTTAGTATTTTAGATTAGAT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CGAACTTAAAAAATAAAAATTCTATTCTTTAGTGCTTAAGTGAAGGGCTACACTTT</text:p>
      <text:p text:style-name="Preformatted_20_Text">Masked <text:s text:c="9"/>TCTCCGAACTTAAAAAATAAAAATTCTATTCTTTAGTGCTTAAGTGAAGGGCTACA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TACACAATACATTTGAAATCAGCAAATAATCATTTAGGAGCTTTTCAAGCTAAAAT</text:p>
      <text:p text:style-name="Preformatted_20_Text">Masked <text:s text:c="9"/>TAAATACACAATACATTTGAAATCAGCAAATAATCATTTAGGAGCTTTTCAAGCT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AGCCCTATGATGCTGGAGATTGACAATAGCTGTCAAGATCAACAAATTATAAAATA</text:p>
      <text:p text:style-name="Preformatted_20_Text">Masked <text:s text:c="9"/>TAATAGCCCTATGATGCTGGAGATTGACAATAGCTGTCAAGNNNNNNNNNNNNNNNNNNN</text:p>
      <text:p text:style-name="Preformatted_20_Text"><text:s text:c="16"/>***************************************** <text:s text:c="18"/></text:p>
      <text:p text:style-name="Preformatted_20_Text"/>
      <text:p text:style-name="Preformatted_20_Text">Unmasked <text:s text:c="7"/>GCTCGGGTTGGAAGGGACCTGTTGTGGGTAGGGTTGCCACCCACCAGATCAGGCTGC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TCCTGGCCTTGAACATCTCCAGGGATGGTGCATCCATTGCTCTCTGGGCAGCCTGTG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CCTCACCACCCTCTGTATAAAGAATTTCCACCTAACATAAATCTCACTTATTTT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TAAAGACATTCTCCCTTTTACTATCACTATCAGACCATGTAAAAAGTTGGCTTCC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TTTATAAGCTCCCTTTAAATACTGGAAGGCTGCAAAGAGGTCTCCCCGGAGCCT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TCTCCAGACTGAACAACACCAGCTTCCTCTGCATTTATTCATAGCAGAAATGCTCC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TCTGAGGATCCTCAAGGCCTCCTCTGAACCTGCTCCAAAAGCTCCACATCTTGTTGA</text:p>
      <text:p text:style-name="Preformatted_20_Text">Masked <text:s text:c="9"/>NNNNNNNNNNNNNNNNNNNNNNNNNNNNNNNNNNNNNNNNNNNNNNNNNNNNNNNGTTGA</text:p>
      <text:p text:style-name="Preformatted_20_Text"><text:s text:c="71"/>*****</text:p>
      <text:p text:style-name="Preformatted_20_Text"/>
      <text:p text:style-name="Preformatted_20_Text">Unmasked <text:s text:c="7"/>TGACTCTTCGCTGGTTAGAAGGACCTCTTAGAGACTGGTCGAAGATGCTTGCTGGTCGGT</text:p>
      <text:p text:style-name="Preformatted_20_Text">Masked <text:s text:c="9"/>TGACTCTTCGCTGGTTAGAAGGACCTCTTAGAGACTGGTCGAAGATGCTTGCTGGTC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CTGAGTTTAAATGGCCATTTATTCTGACTTTCTGTCTTAAAGAACCATCATCTGTGT</text:p>
      <text:p text:style-name="Preformatted_20_Text">Masked <text:s text:c="9"/>TAACTGAGTTTAAATGGCCATTTATTCTGACTTTCTGTCTTAAAGAACCATCATCTG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ATATATAGCGTTAGCTGAAGCAGGTATAAAAAAAACAGTACAATATTACAAGCGTC</text:p>
      <text:p text:style-name="Preformatted_20_Text">Masked <text:s text:c="9"/>TGGTATATATAGCGTTAGCTGAAGCAGGTATAAAAAAAACAGTACAATATTACAAGC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TCTCATATTCTTGCTAAACAAATGAGTTTTATGCAAATGGGACTTATCACATTGGA</text:p>
      <text:p text:style-name="Preformatted_20_Text">Masked <text:s text:c="9"/>TGTGTCTCATATTCTTGCTAAACAAATGAGTTTTATGCAAATGGGACTTATCACAT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TGCTGTGTAAAATTTGTTCCTAGAGATGAAATCATCACAAATCAAGGATCGGATAG</text:p>
      <text:p text:style-name="Preformatted_20_Text">Masked <text:s text:c="9"/>TTATTGCTGTGTAAAATTTGTTCCTAGAGATGAAATCATCACAAATCAAGGATCGG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AAAAAAAACCAAAAAACTGTCTGCCTTATTCCACCCCTCCAAAAAAAGGGGAACA</text:p>
      <text:p text:style-name="Preformatted_20_Text">Masked <text:s text:c="9"/>GAAAAAAAAAAAACCAAAAAACTGTCTGCCTTATTCCACCCCTCCAAAAAAAGGGG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TAGAAGCAAATTTCCCGATTGTGCATCATAGTGTAGAATATTTTTAGAATAGATT</text:p>
      <text:p text:style-name="Preformatted_20_Text">Masked <text:s text:c="9"/>AAAAATAGAAGCAAATTTCCCGATTGTGCATCATAGTGTAGAATATTTTTAGAATA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AAGACTGAGTTCAAATACTTAAGTAATATTTAACTGCTAAACAGCAGGTCATTAT</text:p>
      <text:p text:style-name="Preformatted_20_Text">Masked <text:s text:c="9"/>ATATAAAGACTGAGTTCAAATACTTAAGTAATATTTAACTGCTAAACAGCAGGTCA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TATTTCTGTCTTGGGATTGTGCACAACACATGGTATTTTAAATTCTTAGATCTGGG</text:p>
      <text:p text:style-name="Preformatted_20_Text">Masked <text:s text:c="9"/>GAGTTATTTCTGTCTTGGGATTGTGCACAACACATGGTATTTTAAATTCTTAGATCTGGG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TGCAACAAACTTCTGAATAAGAATGAACTTGTAGAGAGGCTGGGGGTTGGGCTTTGGTG</text:p>
      <text:p text:style-name="Preformatted_20_Text">Masked <text:s text:c="9"/>TTGCAACAAACTTCTGAATAAGAATGAACTTGTAGAGAGGCTGGGGGTTGGGCTTTG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AGACTTGAAAAGGCTTCAAAACAAAAAAAGTACCGCTCTTCTATATTAATTAGAAG</text:p>
      <text:p text:style-name="Preformatted_20_Text">Masked <text:s text:c="9"/>ACAGAGACTTGAAAAGGCTTCAAAACAAAAAAAGTACCGCTCTTCTATATTAATTA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GAAGGAATGTTAGTACTTTATTCTTCCAGTGCTCCACATGAGGATCTCAAAGATGT</text:p>
      <text:p text:style-name="Preformatted_20_Text">Masked <text:s text:c="9"/>AGAGGAAGGAATGTTAGTACTTTATTCTTCCAGTGCTCCACATGAGGATCTCAAAG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GTAACATCCTCAGCCAAGGATCCATTTACTGCAGGCCCTAGCTTAGGGTCAAGAG</text:p>
      <text:p text:style-name="Preformatted_20_Text">Masked <text:s text:c="9"/>TAAAAGTAACATCCTCAGCCAAGGATCCATTTACTGCAGGCCCTAGCTTAGGGTCA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CTGGGGAAAGAGTTGTTTAGGGGCAATAGAAGGGTAGTGGGACTGTGTGATATAGA</text:p>
      <text:p text:style-name="Preformatted_20_Text">Masked <text:s text:c="9"/>GCTTCTGGGGAAAGAGTTGTTTAGGGGCAATAGAAGGGTAGTGGGACTGTGTGATA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CACTGCAGCAGCTGCTCAAAGTGTTTACTACTAGTATATGTGACAGTGGAAGGTAT</text:p>
      <text:p text:style-name="Preformatted_20_Text">Masked <text:s text:c="9"/>TAGGCACTGCAGCAGCTGCTCAAAGTGTTTACTACTAGTATATGTGACAGTGGAAG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GCATCAGAGCCAGGCAGGGTAAGCTGAGAATAAAAAGGGTTGTCAAACAACCCTGTG</text:p>
      <text:p text:style-name="Preformatted_20_Text">Masked <text:s text:c="9"/>GAGGCATCAGAGCCAGGCAGGGTAAGCTGAGAATAAAAAGGGTTGTCAAACAACCC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CTGAACTATTGAAGATTCAATGGTTAGAAACAGACATATGTCAATTTAGTATCTCA</text:p>
      <text:p text:style-name="Preformatted_20_Text">Masked <text:s text:c="9"/>ATTACTGAACTATTGAAGATTCAATGGTTAGAAACAGACATATGTCAATTTAGTATC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CAGCCTACTACTTACGTAACCCGAACATATAATAAATAGTGCTCAAAAGTTGAAAA</text:p>
      <text:p text:style-name="Preformatted_20_Text">Masked <text:s text:c="9"/>GTAACAGCCTACTACTTACGTAACCCGAACATATAATAAATAGTGCTCAAAAGTT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GGTGTATCTTTCTTGTCCAAAATGCAGCTTTCTCAGGTTTTTGGAATCAGGTTACA</text:p>
      <text:p text:style-name="Preformatted_20_Text">Masked <text:s text:c="9"/>GACTGGTGTATCTTTCTTGTCCAAAATGCAGCTTTCTCAGGTTTTTGGAATCAGGT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TTTGTCTCCTGCTGCATTTATACAAGGAAAGGGGGTCATTAGAGTAGAGGGCAAT</text:p>
      <text:p text:style-name="Preformatted_20_Text">Masked <text:s text:c="9"/>TTTGTTTTGTCTCCTGCTGCATTTATACAAGGAAAGGGGGTCATTAGAGTAGAGGG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CTATATGCAACAAAAGCCACATCATACTGTGGGAAATGCGTATCTGCTAATCAGGTG</text:p>
      <text:p text:style-name="Preformatted_20_Text">Masked <text:s text:c="9"/>GCACTATATGCAACAAAAGCCACATCATACTGTGGGAAATGCGTATCTGCTAATCAG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GCAGCAAAGGAAGTCCCACTGTAGTACAGAGGCAGCAGCATTAACCTGGAAGGGTGC</text:p>
      <text:p text:style-name="Preformatted_20_Text">Masked <text:s text:c="9"/>GGTGCAGCAAAGGAAGTCCCACTGTAGTACAGAGGCAGCAGCATTAACCTGGAAGG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GGAAAGTTGCCTTGGAGTGGATGGATACTCAGCATGAAAGGCCAAAACTGGAGTGA</text:p>
      <text:p text:style-name="Preformatted_20_Text">Masked <text:s text:c="9"/>AGAGGGAAAGTTGCCTTGGAGTGGATGGATACTCAGCATGAAAGGCCAAAACTGGA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AAAGAGTAATCCAGGCAAGTTAGACTTCAGTATCTCGTCATTCTTCTGCTGTGTGG</text:p>
      <text:p text:style-name="Preformatted_20_Text">Masked <text:s text:c="9"/>ATTAAAAGAGTAATCCAGGCAAGTTAGACTTCAGTATCTCGTCATTCTTCTGCTGTGTG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ATTGCTACCTGTGAAGATAAGGTCACCCAAAATTATTGGCGTTGGTTTTTAAAATGGAT</text:p>
      <text:p text:style-name="Preformatted_20_Text">Masked <text:s text:c="9"/>CATTGCTACCTGTGAAGATAAGGTCACCCAAAATTATTGGCGTTGGTTTTTAAAATG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CATCCTACAGTGCCTTGGTATGTACAGTCTAAGTGTCAAGAGACACATTTTTATAT</text:p>
      <text:p text:style-name="Preformatted_20_Text">Masked <text:s text:c="9"/>TAGTCATCCTACAGTGCCTTGGTATGTACAGTCTAAGTGTCAAGAGACACATTTTT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GTGATAGCTTTTCACTTACTGAGAGTCAGGAATGTCATAGTGTTTGAAATTTGGCAC</text:p>
      <text:p text:style-name="Preformatted_20_Text">Masked <text:s text:c="9"/>AACGTGATAGCTTTTCACTTACTGAGAGTCAGGAATGTCATAGTGTTTGAAATTTG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TGAAGAGTCACACTGGAAATTATAGGTCTTCATCTGAAACTGAACTAGCAAAGCA</text:p>
      <text:p text:style-name="Preformatted_20_Text">Masked <text:s text:c="9"/>TAAAATGAAGAGTCACACTGGAAATTATAGGTCTTCATCTGAAACTGAACTAGCA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ACTCAGCAAGGTATAAATACTTAGATAGCTAAACACTTGTGCGTTTTTTCCAACTA</text:p>
      <text:p text:style-name="Preformatted_20_Text">Masked <text:s text:c="9"/>TTACACTCAGCAAGGTATAAATACTTAGATAGCTAAACACTTGTGCGTTTTTTCCA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TTAGCCTACTAGCAAATAACATGCTTATTCATGAGCTTTCTTTTAACTCAAGAAAA</text:p>
      <text:p text:style-name="Preformatted_20_Text">Masked <text:s text:c="9"/>TAAATTAGCCTACTAGCAAATAACATGCTTATTCATGAGCTTTCTTTTAACTCAA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TAGACATTTATTTAGGCTTAAAGACAATTCCACAAGCTTAATAAGCTCAGAAATTA</text:p>
      <text:p text:style-name="Preformatted_20_Text">Masked <text:s text:c="9"/>CATTTAGACATTTATTTAGGCTTAAAGACAATTCCACAAGCTTAATAAGCTCAGAA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GTCATATTGAAGCACCATGCCAATTTGAGATGTGCTAGTATGCCTTTAGCTTTAAG</text:p>
      <text:p text:style-name="Preformatted_20_Text">Masked <text:s text:c="9"/>GAAAGTCATATTGAAGCACCATGCCAATTTGAGATGTGCTAGTATGCCTTTAGCTT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GAAGATCATGGCCACAATCTGAAAAGGGGAACTGCAGATGTTCTCTGTGTATAATTG</text:p>
      <text:p text:style-name="Preformatted_20_Text">Masked <text:s text:c="9"/>TACGAAGATCATGGCCACAATCTGAAAAGGGGAACTGCAGATGTTCTCTGTGTATA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ATTCTCTTCAATAACATGACCCACCAGGAGCATGCACAAAGATTTAAAAAGGAGAA</text:p>
      <text:p text:style-name="Preformatted_20_Text">Masked <text:s text:c="9"/>TTTGATTCTCTTCAATAACATGACCCACCAGGAGCATGCACAAAGATTTAAAAAGG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CTGTCTTAGTAAATCTTGGAGTTCTTTTCTCATGTAATTTTAACCCAGCAAAGAAA</text:p>
      <text:p text:style-name="Preformatted_20_Text">Masked <text:s text:c="9"/>AGAACTGTCTTAGTAAATCTTGGAGTTCTTTTCTCATGTAATTTTAACCCAGCAAA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AGGCAGTTGTTAATCTAAGTAACAAGTACTTCTATGAAAGAGGCAGAAAACAGCAA</text:p>
      <text:p text:style-name="Preformatted_20_Text">Masked <text:s text:c="9"/>AGTTAGGCAGTTGTTAATCTAAGTAACAAGTACTTCTATGAAAGAGGCAGAAAACA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TGCTTCCAAAACATTGATCTACAGTTTAAATACAAACACAGATGTGATTTTAGTA</text:p>
      <text:p text:style-name="Preformatted_20_Text">Masked <text:s text:c="9"/>GAAAATGCTTCCAAAACATTGATCTACAGTTTAAATACAAACACAGATGTGATTTTAGTA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6170_1432988567"><dc:creator>Unknown Author</dc:creator><dc:date>2022-04-08T12:33:49.749784346</dc:date><text:p text:style-name="P3"><text:span text:style-name="T2">EXON2</text:span></text:p></office:annotation>Unmasked <text:s text:c="7"/>TGCTGCCCAGGGCTATACTGGCATGTGGTTTTTTTGACAG<text:span text:style-name="T1">CTCTTCAGAAAAAGCTTTCC</text:span></text:p>
      <text:p text:style-name="Preformatted_20_Text">Masked <text:s text:c="9"/>TGCTGCCCAGGGCTATACTGGCATGTGGTTTTTTTGACAG<text:span text:style-name="T1">CTCTTCAGAAAAAGCTTTC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CAGGGGTATGAGAGTACCGAAGGCTGTATCTCCAATGTAGAAAAGAAGAGCAACTGGAG</text:span></text:p>
      <text:p text:style-name="Preformatted_20_Text"><text:soft-page-break/>Masked <text:s text:c="9"/><text:span text:style-name="T1">ACAGGGGTATGAGAGTACCGAAGGCTGTATCTCCAATGTAGAAAAGAAGAGCAACTGGA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CATGGGTGCACTGTGACCCATGCACCTTGAAAAAGG</text:span>GTAAGCTATAGCTGAATGTCTT</text:p>
      <text:p text:style-name="Preformatted_20_Text">Masked <text:s text:c="9"/><text:span text:style-name="T1">TGCATGGGTGCACTGTGACCCATGCACCTTGAAAAAGG</text:span>GTAAGCTATAGCTGAATGTCTT</text:p>
      <text:p text:style-name="Preformatted_20_Text"><text:s text:c="16"/>************************************************************</text:p>
      <text:p text:style-name="Preformatted_20_Text"><office:annotation-end office:name="__Annotation__6170_1432988567"/></text:p>
      <text:p text:style-name="Preformatted_20_Text">Unmasked <text:s text:c="7"/>CATACCAAAGAAACAATCAAATTATCTATCTGTTTATGGGAAAATAACAAGTTGCAGTTC</text:p>
      <text:p text:style-name="Preformatted_20_Text">Masked <text:s text:c="9"/>CATACCAAAGAAACAATCAAATTATCTATCTGTTTATGGGAAAATAACAAGTTGCAG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AATAGCAGGTTCATGATTTGATGAAACCCATAATCATTTCAGACCTGAAGCCACAA</text:p>
      <text:p text:style-name="Preformatted_20_Text">Masked <text:s text:c="9"/>TTAGAATAGCAGGTTCATGATTTGATGAAACCCATAATCATTTCAGACCTGAAGCC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AAAGGAAGACTGTGTCCAGATGTACAAAGCTAGTTAAGTAACTCACACTGAAAATT</text:p>
      <text:p text:style-name="Preformatted_20_Text">Masked <text:s text:c="9"/>TAATAAAGGAAGACTGTGTCCAGATGTACAAAGCTAGTTAAGTAACTCACACTGA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AGAAAGAAATAGATTTTTATGGCCATGTGGATATTCCTATTAAGAACACGACTTT</text:p>
      <text:p text:style-name="Preformatted_20_Text">Masked <text:s text:c="9"/>TTTGTAGAAAGAAATAGATTTTTATGGCCATGTGGATATTCCTATTAAGAACACGA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CCTTTTAAACATTAAAGAAGCAATCTTTTCAACTAGAATAGATTTTTCTTTTCTTA</text:p>
      <text:p text:style-name="Preformatted_20_Text">Masked <text:s text:c="9"/>TTCCCCTTTTAAACATTAAAGAAGCAATCTTTTCAACTAGAATAGATTTTTCTTTT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ACCACTTTTGAGATTACAAAAGAAATGAAAGACTTGAAAGCAGATAAAATATTTATG</text:p>
      <text:p text:style-name="Preformatted_20_Text">Masked <text:s text:c="9"/>GGGACCACTTTTGAGATTACAAAAGAAATGAAAGACTTGAAAGCAGATAAAATAT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ATTTCCTCTCAGGATTCAAAATAATGGAAAAAAAATGAGATAAATAAATAGGTAAA</text:p>
      <text:p text:style-name="Preformatted_20_Text">Masked <text:s text:c="9"/>ATGTATTTCCTCTCAGGATTCAAAATAATGGAAAAAAAATGAGATAAATAAATAGG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GCATATCTACATACTTGCTAAGATTTTTTTCTTTTTTTTTTTTAACAACATAAGCT</text:p>
      <text:p text:style-name="Preformatted_20_Text">Masked <text:s text:c="9"/>ATAAGCATATCTACATACTTGCTAAGANNNNNNNNNNNNNNNNNNNNAACAACATAAGCT</text:p>
      <text:p text:style-name="Preformatted_20_Text"><text:s text:c="16"/>*************************** <text:s text:c="19"/>*************</text:p>
      <text:p text:style-name="Preformatted_20_Text"/>
      <text:p text:style-name="Preformatted_20_Text">Unmasked <text:s text:c="7"/>GTGCCAGTGGATTTTCAACCAATAATTTCACTGAAAATGCTTAATTTTGAAAAGTTGTAA</text:p>
      <text:p text:style-name="Preformatted_20_Text">Masked <text:s text:c="9"/>GTGCCAGTGGATTTTCAACCAATAATTTCACTGAAAATGCTTAATTTTGAAAAGTT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AGTTGGAACTTCCTTAGTTCTGGTAGTTCTCTTTTCTCTCTAAGCATATTAGAACT</text:p>
      <text:p text:style-name="Preformatted_20_Text">Masked <text:s text:c="9"/>GTTCAGTTGGAACTTCCTTAGTTCTGGTAGTTCTCTTTTCTCTCTAAGCATATTAGAACT</text:p>
      <text:p text:style-name="Preformatted_20_Text"><text:s text:c="16"/>************************************************************</text:p>
      <text:p text:style-name="Preformatted_20_Text"><office:annotation office:name="__Annotation__6171_1432988567"><dc:creator>Unknown Author</dc:creator><dc:date>2022-04-08T12:34:15.429347519</dc:date><text:p text:style-name="P3"><text:span text:style-name="T2">EXON3</text:span></text:p></office:annotation></text:p>
      <text:p text:style-name="Preformatted_20_Text">Unmasked <text:s text:c="7"/>TTTATTAATATTTCAAG<text:span text:style-name="T1">TTTCATACTAGAAGTGTTGAAGGTTTCAGA</text:span>CAGTTTGGCAGAA</text:p>
      <text:p text:style-name="Preformatted_20_Text">Masked <text:s text:c="9"/>TTTATTAATATTTCAAG<text:span text:style-name="T1">TTTCATACTAGAAGTGTTGAAGGTTTCAGA</text:span>NNNNNNNNNNNNN</text:p>
      <text:p text:style-name="Preformatted_20_Text"><text:s text:c="16"/>*********************************************** <text:s text:c="12"/></text:p>
      <text:p text:style-name="Preformatted_20_Text"/>
      <text:p text:style-name="Preformatted_20_Text">Unmasked <text:s text:c="7"/>AAACATGACTGGTAGACAAGAAGCTGGACATGAGCCAGCAGTGTGCGCTTGCAGCCC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CCAACTGTGTTCTGAGCTGCATTAACAGAGGAGTGGCCAGCAGGGAGAGAGAGG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TTGTCCCACTCGACTAGGCTCTTGTGAGGCCCCACTTGGGTACTGCATCCAGGCCTG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GCCCAGTAGAAGAAAGACACATTGCTCTTGGAATGGTCCAGAGGAGGACCACTAAG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CAGAGGGCTGGAGCACCTCCCCTGTGAGGAAAGGTTGAGGGAACTGAGCTTGTTTA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AAGAAAAGAAGGCTCCGGGGAGACCTCATTGTGGCCTTCCAGTACTTAAAGGGAG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TAAAAAGGAGGGGAATGACTGTTGACATGGGTTGATAGTGATAGGATAAGGGGAG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TTAAACTGAGACAGGGGAGGTTTAGATTAGATATTAGTAGGTAGTTTTTCACCA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GTGAAGCACTGGAACAGGTTGCCCAGAGAGGTTGTGGATGCCCCATCGCTGGAGG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AAGGCCAGGCTGGATGTGGCTCTGGGCAGCCTGGTCTAGTGGTTGGCAACCCTG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GCAGGAGGGTTGAAACAAGATGATCTTTGAGGTCTTTTTCAACCCAGGCCGTTCT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<text:span text:style-name="T1">ACGATATGTAGAGCTGTGAAATTGACCATGTCAGTCTCACAGAACCAGAACCAGACT</text:span></text:p>
      <text:p text:style-name="Preformatted_20_Text">Masked <text:s text:c="9"/>NNN<text:span text:style-name="T1">ACGATATGTAGAGCTGTGAAATTGACCATGTCAGTCTCACAGAACCAGAACCAGACT</text:span></text:p>
      <text:p text:style-name="Preformatted_20_Text"><text:s text:c="19"/>*********************************************************</text:p>
      <text:p text:style-name="Preformatted_20_Text"/>
      <text:p text:style-name="Preformatted_20_Text">Unmasked <text:s text:c="7"/><text:span text:style-name="T1">GGCACTGACTTTCAATGTTAATCTG</text:span>TTAGGTTTTGGTTTTGTACCATAGTGAGTTGTGTT</text:p>
      <text:p text:style-name="Preformatted_20_Text">Masked <text:s text:c="9"/><text:span text:style-name="T1">GGCACTGACTTTCAATGTTAATCTG</text:span>TTAGGTTTTGGTTTTGTACCATAGTGAGTTGTGTT</text:p>
      <text:p text:style-name="Preformatted_20_Text"><text:s text:c="16"/>************************************************************<office:annotation-end office:name="__Annotation__6171_1432988567"/></text:p>
      <text:p text:style-name="Preformatted_20_Text"/>
      <text:p text:style-name="Preformatted_20_Text">Unmasked <text:s text:c="7"/>ATAATTCAGCAAATCAAATTTTACTCAGTTCTATGAAGAAGTTCACCCAGTTTCTATCTA</text:p>
      <text:p text:style-name="Preformatted_20_Text">Masked <text:s text:c="9"/>ATAATTCAGCAAATCAAATTTTACTCAGTTCTATGAAGAAGTTCACCCAGTTTCTA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CAAACTGCATATGCAAAGAGGCGTACATGTTTTAGTGATTTTCTACAGGGAATGCTT</text:p>
      <text:p text:style-name="Preformatted_20_Text">Masked <text:s text:c="9"/>AGTCAAACTGCATATGCAAAGAGGCGTACATGTTTTAGTGATTTTCTACAGGGAAT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GAAAGCAGTGCTTTAATGCTAGAGATTAAAGAGAGTATCCAGTATGTAGATGTGTGG</text:p>
      <text:p text:style-name="Preformatted_20_Text">Masked <text:s text:c="9"/>TCCGAAAGCAGTGCTTTAATGCTAGAGATTAAAGAGAGTATCCAGTATGTAGATGT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GCAAAGCCATAAGACAAAACCAAAACATGAAAAATGCTTAAGAAAGGGTACATTCCT</text:p>
      <text:p text:style-name="Preformatted_20_Text">Masked <text:s text:c="9"/>GTTGCAAAGCCATAAGACAAAACCAAAACATGAAAAATGCTTAAGAAAGGGTACATTCC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CTCATCTCTCATTATAACTTAGGTCAGATTTAAATTCTTTTCCTAAATTTTTCACTCAGT</text:p>
      <text:p text:style-name="Preformatted_20_Text">Masked <text:s text:c="9"/>CTCATCTCTCATTATAACTTAGGTCAGATTTAAATTCTTTTCCTAAATTTTTCACT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TAAAACTATCCATAATATGAGTGTTTTTTCTTCTAGCATACACTTTCTACACTATT</text:p>
      <text:p text:style-name="Preformatted_20_Text">Masked <text:s text:c="9"/>GTTTTAAAACTATCCATAATATGAGTGTTTTTTCTTCTAGCATACACTTTCTACAC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ACAATAACTGTTTTATGAAAAATCACTGAGAAAAATATAGGACTGAAGGAAAACTA</text:p>
      <text:p text:style-name="Preformatted_20_Text">Masked <text:s text:c="9"/>CTACACAATAACTGTTTTATGAAAAATCACTGAGAAAAATATAGGACTGAAGGAAA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AATGGATATGGAGGCTTAGTGTCTAAAGTGATATGGTACATGCCATCTGGGAACAA</text:p>
      <text:p text:style-name="Preformatted_20_Text">Masked <text:s text:c="9"/>ATGAAATGGATATGGAGGCTTAGTGTCTAAAGTGATATGGTACATGCCATCTGGG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GCTGCTAGATTCAAAGATCTGAATTTGTAAAGCAATACAGGCATGGCATATGAATT</text:p>
      <text:p text:style-name="Preformatted_20_Text">Masked <text:s text:c="9"/>GGAAGCTGCTAGATTCAAAGATCTGAATTTGTAAAGCAATACAGGCATGGCATATG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AATTTTTAAGAAACATCACAAATAAAAATAAACTAGTGTAAGTTAATGGTAATAA</text:p>
      <text:p text:style-name="Preformatted_20_Text">Masked <text:s text:c="9"/>AATGTAATTTTTAAGAAACATCACAAATAAAAATAAACTAGTGTAAGTTAATGGT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AACCAAAACAGAAAAGGAGAGATGGTAGGTGAATTTATAGTCATTGCTGATACTGT</text:p>
      <text:p text:style-name="Preformatted_20_Text">Masked <text:s text:c="9"/>CACTAACCAAAACAGAAAAGGAGAGATGGTAGGTGAATTTATAGTCATTGCTGATA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TTCTCAAATACTGAAAGGTCCAAATGTAGAATGAAAAATTAGAAAGAACGTGTTTA</text:p>
      <text:p text:style-name="Preformatted_20_Text">Masked <text:s text:c="9"/>CTTTTTCTCAAATACTGAAAGGTCCAAATGTAGAATGAAAAATTAGAAAGAACGTG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TTAGTTCACAGCCATTGCATGACACCTACAGGTGAGTTAGTTAATAACAGCGTATG</text:p>
      <text:p text:style-name="Preformatted_20_Text">Masked <text:s text:c="9"/>ATTATTAGTTCACAGCCATTGCATGACACCTACAGGTGAGTTAGTTAATAACAGCG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TTTATTATGATGGAGCTATATTTATCTCAAATCTTTAAAAAACGATTGTACAACAA</text:p>
      <text:p text:style-name="Preformatted_20_Text">Masked <text:s text:c="9"/>TTGTTTTATTATGATGGAGCTATATTTATCTCAAATCTTTAAAAAACGATTGTAC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GTGTATAACCTATCGTATCTGACCTCAGTATAATTGTTTTTTCACACTTAATTTAG</text:p>
      <text:p text:style-name="Preformatted_20_Text">Masked <text:s text:c="9"/>AACTGTGTATAACCTATCGTATCTGACCTCAGTATAATTGTTTTTTCACACTTAAT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CCAATTATTATAGTTCTTATCCTCCAAACAGCAATAATTTAAACAAATCAGAAATA</text:p>
      <text:p text:style-name="Preformatted_20_Text">Masked <text:s text:c="9"/>AACACCAATTATTATAGTTCTTATCCTCCAAACAGCAATAATTTAAACAAATCAG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TTGTTGATATTGAATTAATATTTTCCTGTATTCTCCTAACACACAATTAAAAAAA</text:p>
      <text:p text:style-name="Preformatted_20_Text">Masked <text:s text:c="9"/>ATTCTTTGTTGATATTGAATTAATATTTTCCTGTATTCTCCTAACACACAATTA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AATCTATTAATGAAAAAGAATATAGAAACAATTAGAAGAAATAATAACATTTTGTA</text:p>
      <text:p text:style-name="Preformatted_20_Text">Masked <text:s text:c="9"/>TAATAATCTATTAATGAAAAAGAATATAGAAACAATTAGAAGAAATAATAACATT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GAGCAGTTCTCCCACGACTTACTTTTCTTAACTATCTCAGTAACTAAAACTTAGA</text:p>
      <text:p text:style-name="Preformatted_20_Text">Masked <text:s text:c="9"/>ATAGAGAGCAGTTCTCCCACGACTTACTTTTCTTAACTATCTCAGTAACTAAAACTTAG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TTAGCAATATGGCTTATTTTTTCCTTTTCATTTGAAGGAAGGGGAGTGAAAATTGCTTG</text:p>
      <text:p text:style-name="Preformatted_20_Text">Masked <text:s text:c="9"/>TTTAGCAATATGGCTTATTTTTTCCTTTTCATTTGAAGGAAGGGGAGTGAAAATTG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GTAATGAAAGAATAAAAAGGGAAAGATCTCAGTGAAGAATAGCTGGGAGTAACATT</text:p>
      <text:p text:style-name="Preformatted_20_Text">Masked <text:s text:c="9"/>TTAAGTAATGAAAGAATAAAAAGGGAAAGATCTCAGTGAAGAATAGCTGGGAGTAACATT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6172_1432988567"><dc:creator>Unknown Author</dc:creator><dc:date>2022-04-08T12:34:32.502690946</dc:date><text:p text:style-name="P3"><text:span text:style-name="T2">EXON4</text:span></text:p></office:annotation>Unmasked <text:s text:c="7"/>TAATGTCTATCTGGAAAAATAAAAGAAGATTTATTTTTATATTAG<text:span text:style-name="T1">GTTGATGCATGAAGT</text:span></text:p>
      <text:p text:style-name="Preformatted_20_Text">Masked <text:s text:c="9"/>TAATGTCTATCTGGAAAAATAAAAGAAGATTTATTTTTATATTAG<text:span text:style-name="T1">GTTGATGCATGAAG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ACAATTTGTGTGTAACAAAGATGGTGACTGTAGAGATTTTTCTAATGAAGGCAACCGTA</text:span></text:p>
      <text:p text:style-name="Preformatted_20_Text">Masked <text:s text:c="9"/><text:span text:style-name="T1">GACAATTTGTGTGTAACAAAGATGGTGACTGTAGAGATTTTTCTAATGAAGGCAACCGT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TTTGTACCACAGTCACCATGCCATAATGATCACATTGACAGGCAGGAAGCTGGCAGGA</text:span></text:p>
      <text:p text:style-name="Preformatted_20_Text">Masked <text:s text:c="9"/><text:span text:style-name="T1">AATTTGTACCACAGTCACCATGCCATAATGATCACATTGACAGGCAGGAAGCTGGCAGG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GGCAGGA</text:span>GTATGTAATGAACAAAAACATAGTTTTGGGCACTGTGAAGACTCTAGAACT</text:p>
      <text:p text:style-name="Preformatted_20_Text">Masked <text:s text:c="9"/><text:span text:style-name="T1">AGGGCAGGA</text:span>GTATGTAATGAACAAAAACATAGTTTTGGGCACTGTGAAGACTCTAGAACT</text:p>
      <text:p text:style-name="Preformatted_20_Text"><text:s text:c="16"/>************************************************************</text:p>
      <text:p text:style-name="Preformatted_20_Text"><office:annotation-end office:name="__Annotation__6172_1432988567"/></text:p>
      <text:p text:style-name="Preformatted_20_Text">Unmasked <text:s text:c="7"/>GTCTCCAGTGGCAACAGAAAACATTGGAGCATGCAGGCATTCCTTGAAGTGGAATCGTGT</text:p>
      <text:p text:style-name="Preformatted_20_Text">Masked <text:s text:c="9"/>GTCTCCAGTGGCAACAGAAAACATTGGAGCATGCAGGCATTCCTTGAAGTGGAATCG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CATTTGTGTATTGAAATGCAACATAGCTTTTGGAAGAACATCTGACAACTGTTTTAT</text:p>
      <text:p text:style-name="Preformatted_20_Text">Masked <text:s text:c="9"/>CCTCATTTGTGTATTGAAATGCAACATAGCTTTTGGAAGAACATCTGACAACTGTT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GTGTACTTAAAGATGATAAATATCTATCCAGACACTGAATTCTAAGTAAATCAAGCA</text:p>
      <text:p text:style-name="Preformatted_20_Text">Masked <text:s text:c="9"/>GTTGTGTACTTAAAGATGATAAATATCTATCCAGACACTGAATTCTAAGTAAATC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GCTAGTATGGAGAATCATGTATAGATATGATATGAATATTCTTACAGTTATTATTT</text:p>
      <text:p text:style-name="Preformatted_20_Text">Masked <text:s text:c="9"/>TTATGCTAGTATGGAGAATCNNNNNNNNNNNNNNNNNNNNNNNNNNNNNNNNNNNNNNNN</text:p>
      <text:p text:style-name="Preformatted_20_Text"><text:s text:c="16"/>******************** <text:s text:c="39"/></text:p>
      <text:p text:style-name="Preformatted_20_Text"/>
      <text:p text:style-name="Preformatted_20_Text">Unmasked <text:s text:c="7"/>AAATATTATATATATATATATATATTTTAAGTAGTATTTCATAAAGAATCAGTCATTCCC</text:p>
      <text:p text:style-name="Preformatted_20_Text">Masked <text:s text:c="9"/>NNNNNNNNNNNNNNNNNNNNNNNNNTTTAAGTAGTATTTCATAAAGAATCAGTCATTCCC</text:p>
      <text:p text:style-name="Preformatted_20_Text"><text:s text:c="41"/>***********************************</text:p>
      <text:p text:style-name="Preformatted_20_Text"/>
      <text:p text:style-name="Preformatted_20_Text">Unmasked <text:s text:c="7"/>AATTACTTTACTTACACACTGCCTGCAGCTTTAGTTTTTCAGTATTACATTCTTCGCTTC</text:p>
      <text:p text:style-name="Preformatted_20_Text">Masked <text:s text:c="9"/>AATTACTTTACTTACACACTGCCTGCAGCTTTAGTTTTTCAGTATTACATTCTTCG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AGAAAGTGGAGCAGATGAAACACAGTATACTACAGTACCACCTTGTGTTGAGATGAA</text:p>
      <text:p text:style-name="Preformatted_20_Text">Masked <text:s text:c="9"/>CCCAGAAAGTGGAGCAGATGAAACACAGTATACTACAGTACCACCTTGTGTTGAG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GTGCAGCTTGCATTCCATTGTGGAACAGCATGACTGCCCAACAGTCATCCTTTGTA</text:p>
      <text:p text:style-name="Preformatted_20_Text">Masked <text:s text:c="9"/>AAGGGTGCAGCTTGCATTCCATTGTGGAACAGCATGACTGCCCAACAGTCATCCT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GGAGAAATAAGCTTTATAGGCATTTTTAGAAGCAGGTTTTTTTAATTATTTCCATT</text:p>
      <text:p text:style-name="Preformatted_20_Text"><text:soft-page-break/>Masked <text:s text:c="9"/>GCAAGGAGAAATAAGCTTTATAGGCATTTTTAGAAGCAGGTTTTTTTAATTATTTC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TGAACTACTGAAGGCTTTCATGAGACATGTATAGAAGTTTAGTAGTGATGCTGGCA</text:p>
      <text:p text:style-name="Preformatted_20_Text">Masked <text:s text:c="9"/>CTAATGAACTACTGAAGGCTTTCATGAGACATGTATAGAAGTTTAGTAGTGATGCT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GCATGACTTGAAACCCATTTTCCACATTCAGCTAGAGGGACATGTATCAGCCATAA</text:p>
      <text:p text:style-name="Preformatted_20_Text">Masked <text:s text:c="9"/>ACTTGCATGACTTGAAACCCATTTTCCACATTCAGCTAGAGGGACATGTATCAGCC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TGTGGTCCTTGGAAAGACTGAAAGCTTTACAGATAGAATACAATAGAATGTGATAG</text:p>
      <text:p text:style-name="Preformatted_20_Text">Masked <text:s text:c="9"/>ATATTGTGGTCCTTGGAAAGACTGAAAGCTTTACAGATAGAATACAATAGAATGTG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GCAGAACAAACAAACAAACAAACAAAAAAAAAACGCAATATGGAATCCCCAAAGAG</text:p>
      <text:p text:style-name="Preformatted_20_Text">Masked <text:s text:c="9"/>AAAGGCAGNNNNNNNNNNNNNNNNNNNNNNNNNNNNNNGCAATATGGAATCCCCAAAGAG</text:p>
      <text:p text:style-name="Preformatted_20_Text"><text:s text:c="16"/>******** <text:s text:c="29"/>**********************</text:p>
      <text:p text:style-name="Preformatted_20_Text"/>
      <text:p text:style-name="Preformatted_20_Text">Unmasked <text:s text:c="7"/>GCAATTGTTTCTGTAACTATCTGCTGAACATTGATATATAGAGAACTTTATTGATATAGA</text:p>
      <text:p text:style-name="Preformatted_20_Text">Masked <text:s text:c="9"/>GCAATTGTTTCTGTAACTATCTGCTGAACATTGATATATAGAGAACTTTATTGATA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TCTATTGATATAGAGAATTACAACCCATGTGATCACTTTGGGGGGTTTGAGATGGT</text:p>
      <text:p text:style-name="Preformatted_20_Text">Masked <text:s text:c="9"/>GAACTCTATTGATATAGAGAATTACAACCCATGTGATCACTTTGGGGGGTTTGAGA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ATTTCCTCTCCTGCAGAGAATCCTATTACTCCTCCAAGTCACTCCCTGAGAGAAGA</text:p>
      <text:p text:style-name="Preformatted_20_Text">Masked <text:s text:c="9"/>TCAGATTTCCTCTCCTGCAGAGAATCCTATTACTCCTCCAAGTCACTCCCTGAGAG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AAGCTGGGAGTAGCTGTGTATTCCTTATAAGTGGATTTTGTGCACTCTTGATACCA</text:p>
      <text:p text:style-name="Preformatted_20_Text">Masked <text:s text:c="9"/>GAGAAAGCTGGGAGTAGCTGTGTATTCCTTATAAGTGGATTTTGTGCACTCTTGATA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TTCCCATCAGCAAACAAAGTAATAAGAGTTCTGAAAAAAATAAAATCCAGGATAAAA</text:p>
      <text:p text:style-name="Preformatted_20_Text">Masked <text:s text:c="9"/>ACGTTCCCATCAGCAAACAAAGTAATAAGAGTTCTGAAAAAAATAAAATCCAGGA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GCTGTGGATATGTTCTTTTTGAACCTACATGAATCATCTCATGTTTGTAAATATTTG</text:p>
      <text:p text:style-name="Preformatted_20_Text">Masked <text:s text:c="9"/>GTAGCTGTGGATATGTTCTTTTTGAACCTACATGAATCATCTCATGTTTGTAAAT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ATTTTTTTTCTATTTTTTTTTCAAACTTAATTCAAGTGCTTTCACTGAATTCAGTT</text:p>
      <text:p text:style-name="Preformatted_20_Text">Masked <text:s text:c="9"/>GCAGATTTTTTTTCTATTTTTTTTTCAAACTTAATTCAAGTGCTTTCACTGAATT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GTTAATTCATTTCCAATCACATGTGCTATTAGATATTCAACTTGAGATATTTTAAA</text:p>
      <text:p text:style-name="Preformatted_20_Text">Masked <text:s text:c="9"/>TTTGGTTAATTCATTTCCAATCACATGTGCTATTAGATATTCAACTTGAGATATT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ATTTTTATAGGCTGGCTGCTCAGGAGTTTTAGAAAAAAAAAATAAAGAATTTTTAA</text:p>
      <text:p text:style-name="Preformatted_20_Text">Masked <text:s text:c="9"/>TCTGATTTTTATAGGCTGGCTGCTCAGGAGTTTTAGAAAAAAAAAATAAAGAATT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TTATTGCCCTCACACCGCAGGAACTCAGAGCACTGGTGATACTTCTGAAATCATAC</text:p>
      <text:p text:style-name="Preformatted_20_Text">Masked <text:s text:c="9"/>TGTTTTATTGCCCTCACACCGCAGGAACTCAGAGCACTGGTGATACTTCTGAAATCATA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CTCATTTTCACACAACTGGTGTGTCTATCAGTGAGACATGGCATGCCCAGCCAGCTATA</text:p>
      <text:p text:style-name="Preformatted_20_Text">Masked <text:s text:c="9"/>TCTCATTTTCACACAACTGGTGTGTCTATCAGTGAGACATGGCATGCCCAGCCAGC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GGAGGACACAGTCTGTGAGTGACCTGGAAGCTCTCACGTCAGGACATGCAACATAG</text:p>
      <text:p text:style-name="Preformatted_20_Text">Masked <text:s text:c="9"/>AGGAGGAGGACACAGTCTGTGAGTGACCTGGAAGCTCTCACGTCAGGACATGCAAC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ACTAAACAAGGGGAATACGCAGATCATCAAAAAAAAGCGTAGCAGAACAAGGTTTT</text:p>
      <text:p text:style-name="Preformatted_20_Text">Masked <text:s text:c="9"/>TGTGACTAAACAAGGGGAATACGCAGATCATCAAAAAAAAGCGTAGCAGAACAAG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GGAGTTTGTGTTTGTTGCCTTCTCAACATCTGGGTCTCTGCTTTATGGCCCATCCA</text:p>
      <text:p text:style-name="Preformatted_20_Text">Masked <text:s text:c="9"/>TGTTGGAGTTTGTGTTTGTTGCCTTCTCAACATCTGGGTCTCTGCTTTATGGCCCA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CTCTCAGTGACTTGGGGATCTTGAGATCATGCTGCACAGGCTGCCTGAATGCAGAG</text:p>
      <text:p text:style-name="Preformatted_20_Text">Masked <text:s text:c="9"/>CTGGCTCTCAGTGACTTGGGGATCTTGAGATCATGCTGCACAGGCTGCCTGAATGC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GAATGATGCCTCTGGAAACCAGGCAAAGGAATGCAAGACAGCATACGTGCCCAGCAT</text:p>
      <text:p text:style-name="Preformatted_20_Text">Masked <text:s text:c="9"/>CACGAATGATGCCTCTGGAAACCAGGCAAAGGAATGCAAGACAGCATACGTGCCCA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CCTGGTCTAATTACAAGCTCAGAATATCAAATTTCAGGGCTTTTTTTCTCGATCTGT</text:p>
      <text:p text:style-name="Preformatted_20_Text">Masked <text:s text:c="9"/>TTGCCTGGTCTAATTACAAGCTCAGAATATCAAATTTCAGGGCTTTTTTTCTCGAT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AAATCTAAACAAGGATCAAGAAAGTTGCTGAAAAATAAAAATCATAGAATCACAGA</text:p>
      <text:p text:style-name="Preformatted_20_Text">Masked <text:s text:c="9"/>AGAGAAATCTAAACAAGGATCAAGAAAGTTGCTGAAAAATAAANNNNNNNNNNNNNNNNN</text:p>
      <text:p text:style-name="Preformatted_20_Text"><text:s text:c="16"/>******************************************* <text:s text:c="16"/></text:p>
      <text:p text:style-name="Preformatted_20_Text"/>
      <text:p text:style-name="Preformatted_20_Text">Unmasked <text:s text:c="7"/>ATCACAGAATTGTAGGGGTTGGAAGGGACCTCTAGAGATCAAGATCTAGTCCAACCT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CCAGAGCACCCTAGGCACCCTAGACCATATTTCACAGGTAGGCATCTAGGTGGGT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TATCTCCACAGAAGGAGACTCCACAACCCCCCTGGGCAGCCTGTTCCAGTGCTC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CCCTCACTGTGAAGAAGCTCTTACTCACATTTGTGTGGTTCCCATGCTTTAGTTT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GTTTTCCCCTGTCCTCTTGCCACACACCACTGAAAAGAGTCTGACCTTGTCCCT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TCCTACACCTTAGATATTTATGGGCATTGATAAGATCCCCTCTGACTTCTTTTCTC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TGAACAGACCCAGGTCGCTCAGCCTTTCCTCATAAGAGAGACGTTCCAGGCCCTT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TCATCTTTGTGGCCCTCCACTGGACTCTTTCCAAGAGAAATGTTTGTTTTTTGTTGTTTT</text:p>
      <text:p text:style-name="Preformatted_20_Text">Masked <text:s text:c="9"/>NNNNNNNNNNNNNNNNNNNNNNNNNNNNNNNNNAGAGAAATGNNNNNNNNNNNNNNNNNN</text:p>
      <text:p text:style-name="Preformatted_20_Text"><text:s text:c="49"/>********* <text:s text:c="17"/></text:p>
      <text:p text:style-name="Preformatted_20_Text"/>
      <text:p text:style-name="Preformatted_20_Text">Unmasked <text:s text:c="7"/>TTTTTTCCCCATCTGTGAAAATCCTGCATGTATAGATGTACATTACGATTGAGGTATTGC</text:p>
      <text:p text:style-name="Preformatted_20_Text">Masked <text:s text:c="9"/>NNNNNNCCCCATCTGTGAAAATCCTGCATGTATAGATGTACATTACGATTGAGGTATTGC</text:p>
      <text:p text:style-name="Preformatted_20_Text"><text:s text:c="22"/>******************************************************</text:p>
      <text:p text:style-name="Preformatted_20_Text"/>
      <text:p text:style-name="Preformatted_20_Text">Unmasked <text:s text:c="7"/>GCTCCTCTTTTCCTCTGAAGACAAGACTTCCTGCATAGATCACATCTCTTCTTGGACAGT</text:p>
      <text:p text:style-name="Preformatted_20_Text">Masked <text:s text:c="9"/>GCTCCTCTTTTCCTCTGAAGACAAGACTTCCTGCATAGATCACATCTCTTCTTGG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TCTCTCTACATAGTGAGATGTTTTTTCTGTGAAAGTTTCTGGTCACAAATAGAGCT</text:p>
      <text:p text:style-name="Preformatted_20_Text">Masked <text:s text:c="9"/>GTCTTCTCTCTACATAGTGAGATGTTTTTTCTGTGAAAGTTTCTGGTCACAAATAG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AGATGCAGACAGAGACAGCCTGGCTCTCCAGAGAGGTTGAATACACAAGGAAACTG</text:p>
      <text:p text:style-name="Preformatted_20_Text">Masked <text:s text:c="9"/>AAGCAGATGCAGACAGAGACAGCCTGGCTCTCCAGAGAGGTTGAATACACAAGGAA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AGAACTCCTATAAGTCAAATTATTGATTTTAGCTGAATCACATTCTTTAGATGAAT</text:p>
      <text:p text:style-name="Preformatted_20_Text">Masked <text:s text:c="9"/>CATAAGAACTCCTATAAGTCAAATTATTGATTTTAGCTGAATCACATTCTTTAGAT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TTATTTTGAGATTCAATCATGTGCTTCTTTCATAAAATCATTGAATCACTAAGGTT</text:p>
      <text:p text:style-name="Preformatted_20_Text">Masked <text:s text:c="9"/>CAAATTATTTTGAGATTCAATCATGTGCTTCTTNNNNNNNNNNNNNNNNNNNNNNNNNNN</text:p>
      <text:p text:style-name="Preformatted_20_Text"><text:s text:c="16"/>********************************* <text:s text:c="26"/></text:p>
      <text:p text:style-name="Preformatted_20_Text"/>
      <text:p text:style-name="Preformatted_20_Text">Unmasked <text:s text:c="7"/>GGAAAAGACCTGTAAGATCATCCACTCCATCTGTCCACCTACCACTAATATTTCTCAC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CACATTCCTTAGTACTGTATCTTGGTTTCTTGAAAATCTACAGAGACAACAACC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GACAGCCTGTTCCAGTGCCTGACCACACTTTCAGGGAAGAAATTATTTGTAATA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CCTGGAAGTCCCCTGGCATAACATGAGGCTATTCCCTCTCATCCTGTTGCTGTTA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AAAAGAGGCCAACCACCAACTCACCAAAACCTTCTTTGAAGTAGCTGTGGAGGT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AGGTCTCCCCTGAGCCTCCTCTTCTCTAGACTAAGCAATCCGAGTTCCCTCAGCTA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CATAAGTCTTGTGCTTCAGTCCCCACAGCAACTCCAATGAACACTGAAAATTTTCAA</text:p>
      <text:p text:style-name="Preformatted_20_Text">Masked <text:s text:c="9"/>NNNNNNNNNNNNNNNNNNNNNNNNNNNNNNNNNNNNNNAATGAACACTGAAAATTTTCAA</text:p>
      <text:p text:style-name="Preformatted_20_Text"><text:s text:c="54"/>**********************</text:p>
      <text:p text:style-name="Preformatted_20_Text"/>
      <text:p text:style-name="Preformatted_20_Text">Unmasked <text:s text:c="7"/>GGAGAAAAATCAAACATCTTAGTAATGTTTAGAAATCTTTTTGGTCAAAATGTATTTTAA</text:p>
      <text:p text:style-name="Preformatted_20_Text">Masked <text:s text:c="9"/>GGAGAAAAATCAAACATCTTAGTAATGTTTAGAAATCTTTTTGGTCAAAATGTATTTTA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ACTATAAAATGGCATTCAGCTTTTACTAACACTTTCTGTAGAATGACTTTGCTATCCGG</text:p>
      <text:p text:style-name="Preformatted_20_Text">Masked <text:s text:c="9"/>TACTATAAAATGGCATTCAGCTTTTACTAACACTTTCTGTAGAATGACTTTGCTATCC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AATATGTTCTGTTACATTATTCTTTGTGTTCAAAGTCAGTATTCACATCTGTGTTT</text:p>
      <text:p text:style-name="Preformatted_20_Text">Masked <text:s text:c="9"/>ATAAAATATGTTCTGTTACATTATTCTTTGTGTTCAAAGTCAGTATTCACATCTG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TATATGATCGTTGTTGTTACTGATAATCTAAGTACATTATGCAGTTCTACAGTGCT</text:p>
      <text:p text:style-name="Preformatted_20_Text">Masked <text:s text:c="9"/>GTCTTATATGATCGTTGTTGTTACTGATAATCTAAGTACATTATGCAGTTCTACAG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AGATTTTTTTTAACTCCCTGTTCTGATTTCTCATACAATCTTTTCATCTTCTTTTC</text:p>
      <text:p text:style-name="Preformatted_20_Text">Masked <text:s text:c="9"/>ACATAGATTTTTTTTAACTCCCTGTTCTGATTTCTCATACAATCTTTTCATCTTCTTTTC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6181_1432988567"><dc:creator>Unknown Author</dc:creator><dc:date>2022-04-08T12:45:50.893528890</dc:date><text:p text:style-name="P3"><text:span text:style-name="T2">EXON6</text:span></text:p></office:annotation>Unmasked <text:s text:c="7"/>TAAG<text:span text:style-name="T1">ATAGAAACAGACAAAATCTTCACATCTGAGCTCTAGCATGATCATAAAAAAATGTT</text:span></text:p>
      <text:p text:style-name="Preformatted_20_Text">Masked <text:s text:c="9"/>TAAG<text:span text:style-name="T1">ATAGAAACAGACAAAATCTTCACATCTGAGCTCTAGCATGATCATAAAAAAATGT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TGAGAGGTCTACGCAGACAAACAAAAACCTATTCAAAGTTGACTGTCTCTGCAATACAC</text:span></text:p>
      <text:p text:style-name="Preformatted_20_Text">Masked <text:s text:c="9"/><text:span text:style-name="T1">ATGAGAGGTCTACGCAGACAAACAAAAACCTATTCAAAGTTGACTGTCTCTGCAATAC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CCAACACCTACTGCAGGGAGTAGCACGAACGCTTCAGGAGATAATTTAAAGCTTCACTA</text:span></text:p>
      <text:p text:style-name="Preformatted_20_Text">Masked <text:s text:c="9"/><text:span text:style-name="T1">ACCAACACCTACTGCAGGGAGTAGCACGAACGCTTCAGGAGATAATTTAAAGCTTCACT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AGCTAGACTGTAAGTTTCAGTTGTATGCTACATAGCTTCAGAAGAACA</text:span>ATAAGCCTGAT</text:p>
      <text:p text:style-name="Preformatted_20_Text">Masked <text:s text:c="9"/><text:span text:style-name="T1">TAGCTAGACTGTAAGTTTCAGTTGTATGCTACATAGCTTCAGAAGAACA</text:span>ATAAGCCTGAT</text:p>
      <text:p text:style-name="Preformatted_20_Text"><text:s text:c="16"/>************************************************************</text:p>
      <text:p text:style-name="Preformatted_20_Text"><office:annotation-end office:name="__Annotation__6181_1432988567"/></text:p>
      <text:p text:style-name="Preformatted_20_Text">Unmasked <text:s text:c="7"/>CAAGCTAAAATACTTAATTACTCTAAAACCAGCAAAATATATATAGTATTAGAATAAAAG</text:p>
      <text:p text:style-name="Preformatted_20_Text">Masked <text:s text:c="9"/>CAAGCTAAAATACTTAATTACTCTAAAACCAGCAAAATATATATAGTATTAGAAT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GCAGCTTAGGGACATTAGAACAGTAAAGGATTTTGCACACACTGAACAGCAAGAA</text:p>
      <text:p text:style-name="Preformatted_20_Text">Masked <text:s text:c="9"/>CAGAAGCAGCTTAGGGACATTAGAACAGTAAAGGATTTTGCACACACTGAACAGC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CTGCATCAACTAAACTTTCTTCAGATAGATGCAGAGGCCCAGAGATTTCCTCTAGCC</text:p>
      <text:p text:style-name="Preformatted_20_Text">Masked <text:s text:c="9"/>TATCTGCATCAACTAAACTTTCTTCAGATAGATGCAGAGGCCCAGAGATTTCCTCTA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GAGCATTTGAGTCAGCAGCCTAAGATGCCTTAAATGGTGCCAGCTGATGCAATGGT</text:p>
      <text:p text:style-name="Preformatted_20_Text">Masked <text:s text:c="9"/>CTAAGAGCATTTGAGTCAGCAGCCTAAGATGCCTTAAATGGTGCCAGCTGATGCAA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TGCTAAATTCCTTTTATATAACCCCTACTAGGCACTGCTATTAAGGAAGACATGTA</text:p>
      <text:p text:style-name="Preformatted_20_Text">Masked <text:s text:c="9"/>CAGCTGCTAAATTCCTTTTATATAACCCCTACTAGGCACTGCTATTAAGGAAGACA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CTGTGGATAATGATGAGGTTTGTAAGGCAAGTGCCTTAACTGCAGCTATTTTACAA</text:p>
      <text:p text:style-name="Preformatted_20_Text">Masked <text:s text:c="9"/>AGAGCTGTGGATAATGATGAGGTTTGTAAGGCAAGTGCCTTAACTGCAGCTATTTT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TCATACATCACAGACAGCGGCTAGGATACTGATAGGGTTGTGATACTTTAGGATCA</text:p>
      <text:p text:style-name="Preformatted_20_Text"><text:soft-page-break/>Masked <text:s text:c="9"/>GATGTCATACATCACAGACAGCGGCTAGGATACTGATAGGGTTGTGATACTTTAGG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TAAGACTGAACAGTGTAATTTAACATTAGATATAGAATGTATAAGTTGTATGCCTC</text:p>
      <text:p text:style-name="Preformatted_20_Text">Masked <text:s text:c="9"/>CATGTAAGACTGAACAGTGTAATTTAACATTAGATATAGAATGTATAAGTTGTATG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GGATATTTCTCCTGTTCAGTTCTCATTTTATTATTTTAGAGTGTTTGCTTTGTTTC</text:p>
      <text:p text:style-name="Preformatted_20_Text">Masked <text:s text:c="9"/>AAAGGGATATTTCTCCTGTTCAGTTCTCATTTTATTATTTTAGAGTGTTTGCTTTG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CATTTTCAATTGGAGCTGTACCCTTCAAGCAAGCAGTCTGAGAATAGCAGAGAGTG</text:p>
      <text:p text:style-name="Preformatted_20_Text">Masked <text:s text:c="9"/>ATTTCATTTTCAATTGGAGCTGTACCCTTCAAGCAAGCAGTCTGAGAATAGCAGAG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AGAATAAGAGAAAATTTAGTTCTGTTCTGAAAATAAATGAAGGCGCAAAACTCCAG</text:p>
      <text:p text:style-name="Preformatted_20_Text">Masked <text:s text:c="9"/>ATCCAGAATAAGAGAAAATTTAGTTCTGTTCTGAAAATAAATGAAGGCGCAAAACTC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CCTTAGTGGGCATGCAGGAATAGCTTCCATTATCTGGCAAGCCATATGGAATTATT</text:p>
      <text:p text:style-name="Preformatted_20_Text">Masked <text:s text:c="9"/>CTGACCTTAGTGGGCATGCAGGAATAGCTTCCATTATCTGGCAAGCCATATGGAAT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CTGTTAGAAAAGTTGAGATCTTTACATATTATCCCTAAAAAGAAGACTCTCTTGCC</text:p>
      <text:p text:style-name="Preformatted_20_Text">Masked <text:s text:c="9"/>TATTCTGTTAGAAAAGTTGAGATCTTTACATATTATCCCTAAAAAGAAGACTCTCTT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GATCTCAAAAGTAATTAGCAAGGGGAGAGATCTGCAAAATAGTCTGAACTTCTTG</text:p>
      <text:p text:style-name="Preformatted_20_Text">Masked <text:s text:c="9"/>AAATTGATCTCAAAAGTAATTAGCAAGGGGAGAGATCTGCAAAATAGTCTGAACTT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CTTCCTCAGTTTTAACTGGAGAAGTTTTTACTTCAGTTAAGCAAGTTTGTTCCTGTC</text:p>
      <text:p text:style-name="Preformatted_20_Text">Masked <text:s text:c="9"/>GTACTTCCTCAGTTTTAACTGGAGAAGTTTTTACTTCAGTTAAGCAAGTTTGTTCC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ATACTACATAGAATACCATGTTTTAAACTGCTGCATTTTCTTTAAAAGTAAAATAG</text:p>
      <text:p text:style-name="Preformatted_20_Text">Masked <text:s text:c="9"/>CAAAATACTACATAGAATACCATGTTTTAAACTGCTGCATTTTCTTTAAAAGTAAA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CTTGCTATACTGCATACCAGAACGGCCCTCACATCTGCTTTCTTTTCTCTGCATT</text:p>
      <text:p text:style-name="Preformatted_20_Text">Masked <text:s text:c="9"/>ATTTTCTTGCTATACTGCATACCAGAACGGCCCTCACATCTGCTTTCTTTTCTCTGCATT</text:p>
      <text:p text:style-name="Preformatted_20_Text"><text:s text:c="16"/>************************************************************</text:p>
      <text:p text:style-name="Preformatted_20_Text"/>
      <text:p text:style-name="Preformatted_20_Text"><office:annotation office:name="__Annotation__6182_1432988567"><dc:creator>Unknown Author</dc:creator><dc:date>2022-04-08T12:46:06.997009148</dc:date><text:p text:style-name="P3"><text:span text:style-name="T2">EXON7</text:span></text:p></office:annotation>Unmasked <text:s text:c="7"/>AAGA<text:span text:style-name="T1">ACCAAAACTTTCTGCATATAAAAGGAAAGATTCACCTTGGAAGATTCCAAATGCAG</text:span></text:p>
      <text:p text:style-name="Preformatted_20_Text">Masked <text:s text:c="9"/>AAGA<text:span text:style-name="T1">ACCAAAACTTTCTGCATATAAAAGGAAAGATTCACCTTGGAAGATTCCAAATGCA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GTGGTATCCATCTCATAGATAGTTTACAGTGGAAATTTCCTTACTTAGGTTAAGATAG</text:span></text:p>
      <text:p text:style-name="Preformatted_20_Text">Masked <text:s text:c="9"/><text:span text:style-name="T1">TTGTGGTATCCATCTCATAGATAGTTTACAGTGGAAATTTCCTTACTTAGGTTAAGATA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ATAGTGTCAATTTAATATTCCCTTATGTAGTTGAGA</text:span>TACATACACTAGAATAGGTTGCC</text:p>
      <text:p text:style-name="Preformatted_20_Text">Masked <text:s text:c="9"/><text:span text:style-name="T1">GATAGTGTCAATTTAATATTCCCTTATGTAGTTGAGA</text:span>TACATANNNNNNNNNNNNNNNNN</text:p>
      <text:p text:style-name="Preformatted_20_Text"><text:s text:c="16"/>******************************************* <text:s text:c="16"/></text:p>
      <text:p text:style-name="Preformatted_20_Text"/>
      <text:p text:style-name="Preformatted_20_Text"><office:annotation-end office:name="__Annotation__6182_1432988567"/>Unmasked <text:s text:c="7"/>CAGAGTTGTGGTTGATTTGCCCGATCTTTGGGGACTTTCAAGGCCAGAGTGGATCAG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CTGGTCAGTGTGATCTAGCTGCAGATGCCCCTGTTCATTGCAGGAGAGATGGACTAG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CTTTAAAGGTTCCTTCCAACTCTACGTACTCCATGATTCTGTGATTCTATGATTCT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TCTGTGACCCAGGTCAGTGAGGTCTAGGCCCATATGACCTTTCTCCCTTCACCTTTT</text:p>
      <text:p text:style-name="Preformatted_20_Text">Masked <text:s text:c="9"/>NNNNNNNNNNNNNNNNTCAGTGAGGTCTAGGCCCATATGACCTTTCTCCCTTCACCTTTT</text:p>
      <text:p text:style-name="Preformatted_20_Text"><text:s text:c="32"/>********************************************</text:p>
      <text:p text:style-name="Preformatted_20_Text"/>
      <text:p text:style-name="Preformatted_20_Text">Unmasked <text:s text:c="7"/>GTACATAAAAATTCTGTAGCAGCATTGAGCTTTTATACACTGCTGGACCAGAAAGGCTCT</text:p>
      <text:p text:style-name="Preformatted_20_Text">Masked <text:s text:c="9"/>GTACATAAAAATTCTGTAGCAGCATTGAGCTTTTATACACTGCTGGACCAGAAAGG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CTGATGTTATCAGCCATGAAGAGATGAAGTATCAAAAGTCAGTGCAGAGAAATA</text:p>
      <text:p text:style-name="Preformatted_20_Text">Masked <text:s text:c="9"/>ATTTTTCTGATGTTATCAGCCATGAAGAGATGAAGTATCAAAAGTCAGTGCAGAG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TCAGGTTATTAGAGGAAGAAAATGGCTTTGATTTAAAACATTCAGGAAAATCTGTG</text:p>
      <text:p text:style-name="Preformatted_20_Text">Masked <text:s text:c="9"/>CAGTTCAGGTTATTAGAGGAAGAAAATGGCTTTGATTTAAAACATTCAGGAAAATC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GAAGGAGAAGTGCATTTGGTAGGTAATGAAGCCTGAATACACAAAAACCTGGGAGCC</text:p>
      <text:p text:style-name="Preformatted_20_Text">Masked <text:s text:c="9"/>CCAGAAGGAGAAGTGCATTTGGTAGGTAATGAAGCCTGAATACACAAAAACCTGGGA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GAATGAAAAAAAAACCAAAATATTTTTTCTTTTATAATTCAGCCAAAGATTAGAGA</text:p>
      <text:p text:style-name="Preformatted_20_Text">Masked <text:s text:c="9"/>TTGAGAATGAAAAAAAAACCAAAATATTTTTTCTTTTATAATTCAGCCAAAGATTA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TAACTGTATATTATAGACATGTTCTCAGAGATCATAAAATGAATGAATGCTCATT</text:p>
      <text:p text:style-name="Preformatted_20_Text">Masked <text:s text:c="9"/>AAACATAACTGTATATTATAGACATGTTCTCAGAGATCATAAAATGAATGAATGCT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GTCATTTGTCCTTCACAGTGCTGCTGTGTATCCCAAACAAATGCTGTTAAAAATTC</text:p>
      <text:p text:style-name="Preformatted_20_Text">Masked <text:s text:c="9"/>CACTGTCATTTGTCCTTCACAGTGCTGCTGTGTATCCCAAACAAATGCTGTTAAAA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AGGTTTCTGATAATAAGCAAAACAAGGATTTTGCTGATAACTTTTCCTGTGAAGGC</text:p>
      <text:p text:style-name="Preformatted_20_Text">Masked <text:s text:c="9"/>TGTTAGGTTTCTGATAATAAGCAAAACAAGGATTTTGCTGATAACTTTTCCTGTGAA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TAGACCACATACACTTTCAATAAAGGAAGTGCACAGTGAAAGACAAAGAACATTTT</text:p>
      <text:p text:style-name="Preformatted_20_Text">Masked <text:s text:c="9"/>TGGATAGACCACATACACTTTCAATAAAGGAAGTGCACAGTGAAAGACAAAGAAC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CTCTCTCCAGTACAGTACATACTCTTTAGCAGAACTGTAAAGACAGAGAGGCTGAAA</text:p>
      <text:p text:style-name="Preformatted_20_Text">Masked <text:s text:c="9"/>TGACTCTCTCCAGTACAGTACATACTCTTTAGCAGAACTGTAAAGACAGAGAGGC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GGTAAGTACAGAGCTCTATTCATTTTCTTTTTATTATATGAATGCATAATATTTAG</text:p>
      <text:p text:style-name="Preformatted_20_Text">Masked <text:s text:c="9"/>CCATGGTAAGTACAGAGCTCTATTCATTTTCTTTTTATTATATGAATGCATAATAT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AAAACTATATGAGATGCAACTGTAAAGCTTTAAACATATTTATAATAATTTTCAAT</text:p>
      <text:p text:style-name="Preformatted_20_Text">Masked <text:s text:c="9"/>TATTAAAACTATATGAGATGCAACTGTAAAGCTTTAAACATATTTATAATAATTTTCAA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CAGTTTCTTGCAGCTCACTTCCTGCTTTTGAGGGCATGAAGAAACTTTTTAATTTTTTC</text:p>
      <text:p text:style-name="Preformatted_20_Text">Masked <text:s text:c="9"/>TCAGTTTCTTGCAGCTCACTTCCTGCTTTTGAGGGCATGAAGAAACTTTTTAAT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TCTTCATCATATGAACCAGTTTCTGTATGTCTTACAGATTCTGAAATTCAAAAGTA</text:p>
      <text:p text:style-name="Preformatted_20_Text">Masked <text:s text:c="9"/>TGTTTCTTCATCATATGAACCAGTTTCTGTATGTCTTACAGATTCTGAAATTCAAA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AGAGACAACAGCTTCTTTCAAGACTAAGCTGAAAAATAAGTTTGTAGATCTAAAGG</text:p>
      <text:p text:style-name="Preformatted_20_Text">Masked <text:s text:c="9"/>AGGAAGAGACAACAGCTTCTTTCAAGACTAAGCTGAAAAATAAGTTTGTAGATCTA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CTGCAGTCAGGTGTCAATATGATACCAAGCCAGAAATGAGAGGTAAAGCTCTTTAA</text:p>
      <text:p text:style-name="Preformatted_20_Text">Masked <text:s text:c="9"/>AATTCTGCAGTCAGGTGTCAATATGATACCAAGCCAGAAATGAGAGGTAAAGCTC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ATATTTCCAGGAAGACATTGTACTGTCTTCATTCAGAAGAACTTTGAAACTAAAAACA</text:p>
      <text:p text:style-name="Preformatted_20_Text">Masked <text:s text:c="9"/>CGATATTTCCAGGAAGACATTGTACTGTCTTCATTCAGAAGAACTTTGAAACTAA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AGATTTATGCTTCTAGGTGTAAATTTGCAGTACAGCTGATTTTTTTTTAAACTAAT</text:p>
      <text:p text:style-name="Preformatted_20_Text">Masked <text:s text:c="9"/>AACAAGATTTATGCTTCTAGGTGTAAATTTGCAGTACAGCTGATTTTTTTTTAAAC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GTTCTTTTTTCATAAAAAGATTATTTAAAATTCAAAAACCTACATACTTGCAGATC</text:p>
      <text:p text:style-name="Preformatted_20_Text">Masked <text:s text:c="9"/>ATCTGTTCTTTTTTCATAAAAAGATTATTTAAAATTCAAAAACCTACATACTTGCAG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CTAAGTATTTTATTAATAAACTGATTCAACAATTTCAAGTCAAATGATTTTAAAG</text:p>
      <text:p text:style-name="Preformatted_20_Text">Masked <text:s text:c="9"/>TTTTTCTAAGTATTTTATTAATAAACTGATTCAACAATTTCAAGTCAAATGATTTT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TAAAAATTGTGTAGTCTGAATAGCTTTTTACACCACCTTTTCCTCAGGAAGTATCT</text:p>
      <text:p text:style-name="Preformatted_20_Text">Masked <text:s text:c="9"/>ATGTTAAAAATTGTGTAGTCTGAATAGCTTTTTACACCACCTTTTCCTCAGGAAGT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CTCTTGGAGTACCTTGTATACTTTTGCCATGGGAAATATGCTCATACAAAGCTAT</text:p>
      <text:p text:style-name="Preformatted_20_Text">Masked <text:s text:c="9"/>CAGAACTCTTGGAGTACCTTGTATACTTTTGCCATGGGAAATATGCTCATACAAAGC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AAAGAGCTTTTCTTTATTTGAATCTGCTTATCTGTTTTAAGAGGAAAAAGGTATTT</text:p>
      <text:p text:style-name="Preformatted_20_Text">Masked <text:s text:c="9"/>CTCTAAAGAGCTTTTCTTTATTTGAATCTGCTTATCTGTTTTAAGAGGAAAAAGG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AAACCTAGAGAGGAACCCAAGCCATAGAATTCAGTATCTTCATAGGCAAAATAGTC</text:p>
      <text:p text:style-name="Preformatted_20_Text">Masked <text:s text:c="9"/>TATGAAACCTAGAGAGGAACCCAAGCCATAGAATTCAGTATCTTCATAGGCAAAAT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GTCCATCACAAATTGGACAAGAAAAATGACAGTGTGAAATAGGATTGAATGCAGAA</text:p>
      <text:p text:style-name="Preformatted_20_Text">Masked <text:s text:c="9"/>TAATGTCCATCACAAATTGGACAAGAAAAATGACAGTGTGAAATAGGATTGAATGC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GTTTACATTTAACAGTGTTTAACCAAGTTTGGAGGGTTTGGGCAGAGGCTGTCTCT</text:p>
      <text:p text:style-name="Preformatted_20_Text">Masked <text:s text:c="9"/>CACAGTTTACATTTAACAGTGTTTAACCAAGTTTGGAGGGTTTGGGCAGAGGCTGT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TACACAAAGATCGAGTTCTTCCTGAATCTGAAGAAATGGCCTCAAAAGTATTTCAG</text:p>
      <text:p text:style-name="Preformatted_20_Text">Masked <text:s text:c="9"/>GTTTTACACAAAGATCGAGTTCTTCCTGAATCTGAAGAAATGGCCTCAAAAGTATTTCA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AACATTTTGGGTATTTAAAATATAAAACAGATATTTCTTGTTTATTTCTGTTGTATGAA</text:p>
      <text:p text:style-name="Preformatted_20_Text">Masked <text:s text:c="9"/>TAACATTTTGGGTATTTAAAATATAAAACAGATATTTCTTGTTTATTTCTGTTGT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GTGTGTAGGAACAAGTGAGGGAAAAAAAAAAACATTGTGCTTGTATGTGCAAAAA</text:p>
      <text:p text:style-name="Preformatted_20_Text">Masked <text:s text:c="9"/>TCCCAGTGTGTAGGAACAAGTGAGGGAAAAAAAAAAACATTGTGCTTGTATGTGC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AACTCAAGTTATTTGATTTACTCTGGATATACACATATGTGAATGGGATCCAAAAA</text:p>
      <text:p text:style-name="Preformatted_20_Text">Masked <text:s text:c="9"/>ATTCAACTCAAGTTATTTGATTTACTCTGGATATACACATATGTGAATGGGATCC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CAGCAGTTCTAACAAATTAGCATCTTACTGTGCTTTTAAATGCTGAGTTCCTGTTG</text:p>
      <text:p text:style-name="Preformatted_20_Text">Masked <text:s text:c="9"/>AGCACAGCAGTTCTAACAAATTAGCATCTTACTGTGCTTTTAAATGCTGAGTTCCT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AGAGATTGTTTAACTCAAGCGTCCCATTCAGCATTCTCAAGTACACATGGAGCCTT</text:p>
      <text:p text:style-name="Preformatted_20_Text">Masked <text:s text:c="9"/>TTACAGAGATTGTTTAACTCAAGCGTCCCATTCAGCATTCTCAAGTACACATGGAG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TCTGCAAAACTCTACATTACAATTTGCAAGACAAATTATATTACAGTTATGCTATT</text:p>
      <text:p text:style-name="Preformatted_20_Text">Masked <text:s text:c="9"/>TGTGTCTGCAAAACTCTACATTACAATTTGCAAGACAAATTATATTACAGTTATGC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TGACTCAAATGTATAGCTGCTTTTGTGAAAAGGTTTGTTTAGAAGGAGCATGTAAA</text:p>
      <text:p text:style-name="Preformatted_20_Text">Masked <text:s text:c="9"/>GGCATGACTCAAATGTATAGCTGCTTTTGTGAAAAGGTTTGTTTAGAAGGAGCATG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CAAATACATTGAACACAAGGTTTCTGCTGTTGCCAAATGCAGTTTGAAAATAAACA</text:p>
      <text:p text:style-name="Preformatted_20_Text">Masked <text:s text:c="9"/>TATGCAAATACATTGAACACAAGGTTTCTGCTGTTGCCAAATGCAGTTTGAAAAT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CAACAGTTCTACCTTTTCTTCAAATTCTTTTTAAGTTTCAGATTGGTTTATCTGAA</text:p>
      <text:p text:style-name="Preformatted_20_Text">Masked <text:s text:c="9"/>ACAACAACAGTTCTACCTTTTCTTCAAATTCTTTTTAAGTTTCAGATTGGTTTATC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AATATGACTGACAGTTCAAAGCAATGCAAACCATGTATTCATATTCCATTTCCCTA</text:p>
      <text:p text:style-name="Preformatted_20_Text">Masked <text:s text:c="9"/>TCCAAATATGACTGACAGTTCAAAGCAATGCAAACCATGTATTCATATTCCATTTC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TATTATATACTGTATGGAAAAAGGAGTGCTTTCATCTCTGCATCACAGGCAACCCA</text:p>
      <text:p text:style-name="Preformatted_20_Text">Masked <text:s text:c="9"/>GCAGTATTATATACTGTATGGAAAAAGGAGTGCTTTCATCTCTGCATCACAGGCAA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CATCACTAAGGAAGCAAATCACAATATTTGATGCTGCAGGGATGGAAATTTGTATT</text:p>
      <text:p text:style-name="Preformatted_20_Text">Masked <text:s text:c="9"/>AAAGCATCACTAAGGAAGCAAATCACAATATTTGATGCTGCAGGGATGGAAATTTG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CAATACAGGTTAGGTGAAAAGAAAAAAGAAGTAGGTGAAAAGGAAAAAGAAAAAAA</text:p>
      <text:p text:style-name="Preformatted_20_Text">Masked <text:s text:c="9"/>ATAGCAATACAGGTTAGGTGNNNNNNNNNNNNNNNNNNNNNNNNNNNNNNNNNNNNNNNN</text:p>
      <text:p text:style-name="Preformatted_20_Text"><text:s text:c="16"/>******************** <text:s text:c="39"/></text:p>
      <text:p text:style-name="Preformatted_20_Text"/>
      <text:p text:style-name="Preformatted_20_Text">Unmasked <text:s text:c="7"/>AAAAGAAAGAAAGTGGAAAGCAAAATAACTGAAAAGGTTAGAGTGAGGGATAATGAGGGA</text:p>
      <text:p text:style-name="Preformatted_20_Text">Masked <text:s text:c="9"/>NNNNNNNNNNNNNNNNNNNNNNNNNTAACTGAAAAGGTTAGAGTGAGGGATAATGAGGGA</text:p>
      <text:p text:style-name="Preformatted_20_Text"><text:s text:c="41"/>***********************************</text:p>
      <text:p text:style-name="Preformatted_20_Text"/>
      <text:p text:style-name="Preformatted_20_Text">Unmasked <text:s text:c="7"/>AAGTGCATTTTCTGACAGTTTTACACATGACAGAGATTGAACTGGTTGAGATAACAAATT</text:p>
      <text:p text:style-name="Preformatted_20_Text"><text:soft-page-break/>Masked <text:s text:c="9"/>AAGTGCATTTTCTGACAGTTTTACACATGACAGAGATTGAACTGGTTGAGATAAC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CCCTACAAAGATGACAAAGAACTGAGACTGGCATAATCTGGCTGAGGCCGACTCTGC</text:p>
      <text:p text:style-name="Preformatted_20_Text">Masked <text:s text:c="9"/>TATCCCTACAAAGATGACAAAGAACTGAGACTGGCATAATCTGGCTGAGGCCGACT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ATGCAGAAGGAAGATGTGGCAGGAGCAGATCTAGGTCCCATGGAATCCCAAGATC</text:p>
      <text:p text:style-name="Preformatted_20_Text">Masked <text:s text:c="9"/>TTTTAATGCAGAAGGAAGATGTGGCAGGAGCAGATCTAGGTCCCATGGAATCCCAAG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TGAGGGCCAAAACAGAGTTCAGTATTTTATTTCTGTCTGTCATAACAGAGCCAAGT</text:p>
      <text:p text:style-name="Preformatted_20_Text">Masked <text:s text:c="9"/>CAAATGAGGGCCAAAACAGAGTTCAGTATTTTATTTCTGTCTGTCATAACAGAGCC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ACCAAAAGACATAGACATTATAAAGTATGAAAAAATAATTACACTACACCAACAGC</text:p>
      <text:p text:style-name="Preformatted_20_Text">Masked <text:s text:c="9"/>CCAAACCAAAAGACATAGACATTATAAAGTATGAAAAAATAATTACACTACACCAA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GGTAGTTGTTGCCTCATGTGAGATAGAAGCTGATGAATGAAAAGGAAAAGATTGCA</text:p>
      <text:p text:style-name="Preformatted_20_Text">Masked <text:s text:c="9"/>TGCTGGTAGTTGTTGCCTCATGTGAGATAGAAGCTGATGAATGAAAAGGAAAAGAT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CTTTGACCTAAGGCCAAGACTAGCTGTGTTGATTTCTAAGCTAGAAAAATAACAC</text:p>
      <text:p text:style-name="Preformatted_20_Text">Masked <text:s text:c="9"/>TTTTCCTTTGACCTAAGGCCAAGACTAGCTGTGTTGATTTCTAAGCTAGAAAAATAA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CACAAGCCTGCCTTCCTGCAGTGCTACTGGTAATTTGTAGGTTAAGAAGTAAAAGA</text:p>
      <text:p text:style-name="Preformatted_20_Text">Masked <text:s text:c="9"/>TCAACACAAGCCTGCCTTCCTGCAGTGCTACTGGTAATTTGTAGGTTAAGAAGTA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TTTGGGATATGAGATAAATCCATGAATGCAGATATGGCTAAGGATATTGGTAAATCT</text:p>
      <text:p text:style-name="Preformatted_20_Text">Masked <text:s text:c="9"/>ACGTTTGGGATATGAGATAAATCCATGAATGCAGATATGGCTAAGGATATTGGTAA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GGATTTACTGTTAAAATAGAATTTCTGTTAAAAGTTGTCCAGAAAAGCGGAATACT</text:p>
      <text:p text:style-name="Preformatted_20_Text">Masked <text:s text:c="9"/>ATTTGGATTTACTGTTAAAATAGAATTTCTGTTAAAAGTTGTCCAGAAAAGCGGAA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GCATCTACTTAGTCATAACATCCAAGCAGAGCTAGGACTCAGACAGTGAGTTGCTG</text:p>
      <text:p text:style-name="Preformatted_20_Text">Masked <text:s text:c="9"/>GCTGGCATCTACTTAGTCATAACATCCAAGCAGAGCTAGGACTCAGACAGTGAGTT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GCAAGGAGGGCCCATTGAAGTTCATCGTACTGAAATCTCTGATTCCTTTTAGAATT</text:p>
      <text:p text:style-name="Preformatted_20_Text">Masked <text:s text:c="9"/>TGTAGCAAGGAGGGCCCATTGAAGTTCATCGTACTGAAATCTCTGATTCCTTTTAG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AGCAAGATCCAAAATACAAATACAAACATCAACCTGCATTTTCAGGGTACCTCAAT</text:p>
      <text:p text:style-name="Preformatted_20_Text">Masked <text:s text:c="9"/>TCAGAGCAAGATCCAAAATACAAATACAAACATCAACCTGCATTTTCAGGGTACCT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AAGGCATTCGCATTGCCTTAGAAATGTTACGAATTTCTCATTTAATTCCTAATAGA</text:p>
      <text:p text:style-name="Preformatted_20_Text">Masked <text:s text:c="9"/>TTGGAAGGCATTCGCATTGCCTTAGAAATGTTACGAATTTCTCATTTAATTCCTAA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TCATTCACCTCATATGAAGTTTGATAAAAAAATTTCCATACAATTAATTTCTGGA</text:p>
      <text:p text:style-name="Preformatted_20_Text">Masked <text:s text:c="9"/>TTCTGTCATTCACCTCATATGAAGTTTGATAAAAAAATTTCCATACAATTAATTTCTGG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ACATCTGTACTATAATTTACCTTGAAATAACTCTTTCATGGTTCTGTGTCATATTTCT</text:p>
      <text:p text:style-name="Preformatted_20_Text">Masked <text:s text:c="9"/>AAACATCTGTACTATAATTTACCTTGAAATAACTCTTTCATGGTTCTGTGTCATA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CATTTACTTTGGAAAGGATTCCATCTATTCCCAGAATAGTTAAAATATTTTAACCC</text:p>
      <text:p text:style-name="Preformatted_20_Text">Masked <text:s text:c="9"/>ATTGCATTTACTTTGGAAAGGATTCCATCTATTCCCAGAATAGTTAAAATATTTTAA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AGACCAAATTTCTGTCACACAAAACAAATAGCCAGTTAGTGATGTCAGAAAACAAA</text:p>
      <text:p text:style-name="Preformatted_20_Text">Masked <text:s text:c="9"/>TTTGAGACCAAATTTCTGTCACACAAAACAAATAGCCAGTTAGTGATGTCAGANNNNNNN</text:p>
      <text:p text:style-name="Preformatted_20_Text"><text:s text:c="16"/>***************************************************** <text:s text:c="6"/></text:p>
      <text:p text:style-name="Preformatted_20_Text"/>
      <text:p text:style-name="Preformatted_20_Text">Unmasked <text:s text:c="7"/>CAAACAAACAAACAAACCCTCCTATTTATAAGTGGTTACACTAGATATTATTCAGCAATT</text:p>
      <text:p text:style-name="Preformatted_20_Text">Masked <text:s text:c="9"/>NNNNNNNNNNNNNNNNNCCTCCTATTTATAAGTGGTTACACTAGATATTATTCAGCAATT</text:p>
      <text:p text:style-name="Preformatted_20_Text"><text:s text:c="33"/>*******************************************</text:p>
      <text:p text:style-name="Preformatted_20_Text"/>
      <text:p text:style-name="Preformatted_20_Text">Unmasked <text:s text:c="7"/>CAGGGTCCTCACACCGAAATCCAGCACTCCTAAGTACTCCTAAGAACTATATGCTGGAAG</text:p>
      <text:p text:style-name="Preformatted_20_Text">Masked <text:s text:c="9"/>CAGGGTCCTCACACCGAAATCCAGCACTCCTAAGTACTCCTAAGAACTATATGCTG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GTGGAGCACACCATTATCACATACCAACTCACTGGCAGTAATGACCTGGAAAAAT</text:p>
      <text:p text:style-name="Preformatted_20_Text">Masked <text:s text:c="9"/>TTTGTGTGGAGCACACCATTATCACATACCAACTCACTGGCAGTAATGACCTGGA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AGGTACAAATGGTAGATGAATTGTCTGGGCAACCCCAGCAGTACAAAAGAAGTCTC</text:p>
      <text:p text:style-name="Preformatted_20_Text">Masked <text:s text:c="9"/>AGAAAGGTACAAATGGTAGATGAATTGTCTGGGCAACCCCAGCAGTACAAAAGAAG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CCTCCTTAGGGGTCTGTATCTTAGCTATGGAGAGAAAAAACATTGATGAGGAGTAA</text:p>
      <text:p text:style-name="Preformatted_20_Text">Masked <text:s text:c="9"/>TCTTCCTCCTTAGGGGTCTGTATCTTAGCTATGGAGAGAAAAAACATTGATGAGGA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TCGGTGACGTCATCATGTGGGGCAGCACAGTAGAAGCAGATTTTGAGAAAGAGAAG</text:p>
      <text:p text:style-name="Preformatted_20_Text">Masked <text:s text:c="9"/>TGTATCGGTGACGTCATCATGTGGGGCAGCACAGTAGAAGCAGATTTTGAGAAAGA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AGTTCAAGTCCCTCTGAAAGTCACTTCTGAAATGAACTAAGTTCAAGGTACCTGC</text:p>
      <text:p text:style-name="Preformatted_20_Text">Masked <text:s text:c="9"/>AAAACAGTTCAAGTCCCTCTGAAAGTCACTTCTGAAATGAACTAAGTTCAAGGTAC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GAAATCCATTTTAGGAATAAAATGGCAAGATGAACATTATCAGATCCCAATGGATG</text:p>
      <text:p text:style-name="Preformatted_20_Text">Masked <text:s text:c="9"/>ACAAGAAATCCATTTTAGGAATAAAATGGCAAGATGAACATTATCAGATCCCAATGG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CAACAAAACTGCTGTCTCCACCAAGTAGCAAAAAGGAAACACAAGCTTTCTTAAAT</text:p>
      <text:p text:style-name="Preformatted_20_Text">Masked <text:s text:c="9"/>TGATCAACAAAACTGCTGTCTCCANNNNNNNNNNNNNNNNNNNNNNNNNNNNNNNNNNNN</text:p>
      <text:p text:style-name="Preformatted_20_Text"><text:s text:c="16"/>************************ <text:s text:c="35"/></text:p>
      <text:p text:style-name="Preformatted_20_Text"/>
      <text:p text:style-name="Preformatted_20_Text">Unmasked <text:s text:c="7"/>TCTGTGGGGTTTTGGAGAATGTGTATTCTTATTTACAGTCTGATTGTAAACCCTTTAA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AGTGACCCAGATGAAGAACAGTTTCACATGGAGTTCTGAGCAACAGCAATTCTTTG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AATTAAACAGGAGATAGTTCATGCATTAGTCCTTGAGCCAGTCGAGGCATGACAAGGT</text:p>
      <text:p text:style-name="Preformatted_20_Text">Masked <text:s text:c="9"/>NNNNNNNNNNNNNNNNNNNNNNNNNNNNNNNNNNNNNNNNNNNNNNNGGCATGACAAGGT</text:p>
      <text:p text:style-name="Preformatted_20_Text"><text:s text:c="63"/>*************</text:p>
      <text:p text:style-name="Preformatted_20_Text"><text:soft-page-break/></text:p>
      <text:p text:style-name="Preformatted_20_Text">Unmasked <text:s text:c="7"/>GTAAAAAACATGGTCTGTGCTGCAGCCAGGGAGAATGGCCCCACCTGGAGCCCGTGGCAG</text:p>
      <text:p text:style-name="Preformatted_20_Text">Masked <text:s text:c="9"/>GTAAAAAACATGGTCTGTGCTGCAGCCAGGGAGAATGGCCCCACCTGGAGCCCGTG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GCCTCAGGGGAGATTCGACGTCAACCTCTAGTTTTGGAGTCAGGGAAACAGAGGATC</text:p>
      <text:p text:style-name="Preformatted_20_Text">Masked <text:s text:c="9"/>GGAGCCTCAGGGGAGATTCGACGTCAACCTCTAGTTTTGGAGTCAGGGAAACAGAGG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GCCCTCTATACTCCACCTGAAAAAAAAATATTGGCAACAAATGAAGGAGTTTGAGC</text:p>
      <text:p text:style-name="Preformatted_20_Text">Masked <text:s text:c="9"/>TGAGGCCCTCTATACTCCACCTGAAAAAAAAATATTGGCAACAAATGAAGGAGTTTG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TTGCAAGTGGTTGGTACTAAAACACAGCTCCTATTGACACGTTGACTGCCCATGCT</text:p>
      <text:p text:style-name="Preformatted_20_Text">Masked <text:s text:c="9"/>TGTTTTGCAAGTGGTTGGTACTAAAACACAGCTCCTATTGACACGTTGACTGCCCA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CTGGACATTCAAAGTGAGGGTCCTCTCTACAAATCATGCAACTGATGAGACCACTAC</text:p>
      <text:p text:style-name="Preformatted_20_Text">Masked <text:s text:c="9"/>GGGCTGGACATTCAAAGTGAGGGTCCTCTCTACAAATCATGCAACTGATGAGACCA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CATGCAGCTCTGTCTCTAATCCTTTCATTACTCTAACACTAGATTACCACTGATAT</text:p>
      <text:p text:style-name="Preformatted_20_Text">Masked <text:s text:c="9"/>AAATCATGCAGCTCTGTCTCTAATCCTTTCATTACTCTAACACTAGATTACCACTG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ATTTTGACATGAATATTCTTGACATGAGATTTCTGTCAAATTCCTTTTGGTCAGCC</text:p>
      <text:p text:style-name="Preformatted_20_Text">Masked <text:s text:c="9"/>GAATATTTTGACATGAATATTCTTGACATGAGATTTCTGTCAAATTCCTTTTGGTCA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AGAGCAGCTGTGATGGATTGTCTTTATGTAGCAGCCTTCAAGAATAAACAGTAAGA</text:p>
      <text:p text:style-name="Preformatted_20_Text">Masked <text:s text:c="9"/>TATAAGAGCAGCTGTGATGGATTGTCTTTATGTAGCAGCCTTCAAGAATAAACAGT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GGACATGCCTTAGCCTAACACTAGTGCTTTTCTCCTTCCTGCTACTCTTCTCCCCA</text:p>
      <text:p text:style-name="Preformatted_20_Text">Masked <text:s text:c="9"/>ATATGGACATGCCTTAGCCTAACACTAGTGCTTTTCTCCTTCCTGCTACTCTTCTC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AGTAAGTAGCTAATCTACCCTCCACAATCAATATATCCTGTGCAATCAATGAGTTT</text:p>
      <text:p text:style-name="Preformatted_20_Text">Masked <text:s text:c="9"/>CTACAGTAAGTAGCTAATCTACCCTCCACAATCAATATATCCTGTGCAATCAATGA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ACAATCCATCCTTTAATGGATGCCCAGCTGACTTACCTTTCAATCTAGCCACAGCT</text:p>
      <text:p text:style-name="Preformatted_20_Text">Masked <text:s text:c="9"/>CATAACAATCCATCCTTTAATGGATGCCCAGCTGACTTACCTTTCAATCTAGCCAC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AAAAAAATTGGCAGTGTAAACAATGGAAAAATGGAAAATATTATTATGGGCCTGC</text:p>
      <text:p text:style-name="Preformatted_20_Text">Masked <text:s text:c="9"/>CAGAAAAAAAAATTGGCAGTGTAAACAATGGAAAAATGGAAAATATTATTATGGGC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TATCTGATATTCAGCAATGTGCCTGGTGTGCAGCAGCATACCTGGCACGCTGGAAA</text:p>
      <text:p text:style-name="Preformatted_20_Text">Masked <text:s text:c="9"/>AATCTATCTGATATTCAGCAATGTGCCTGGTGTGCAGCAGCATACCTGGCACGCT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GGCTTGCAGCTGGCACAACTCAGCATCAAGAAGCCTCTCCCCTCCTCTTCCCCACT</text:p>
      <text:p text:style-name="Preformatted_20_Text">Masked <text:s text:c="9"/>GCAGGGCTTGCAGCTGGCACAACTCAGCATCAAGAAGCCTCTCCCCTCCTCTTCCC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TTGTCCCATCACTAGCACTTCAGCACTTGGAGCAGAAAGTCTCCTATTTGTCATGG</text:p>
      <text:p text:style-name="Preformatted_20_Text">Masked <text:s text:c="9"/>TTGTTTGTCCCATCACTAGCACTTCAGCACTTGGAGCAGAAAGTCTCCTATTTGTCATG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TGGTAGCCACTGTGAGGAGACAGCAAAACTAAAATAGACTGATAAATTAGGTTTCTACT</text:p>
      <text:p text:style-name="Preformatted_20_Text">Masked <text:s text:c="9"/>ATGGTAGCCACTGTGAGGAGACAGCAAAACTAAAATAGACTGATAAATTAGGTTTC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ATTTGCACATACCTTGTAGCCAGCAGATTCAAGTTCATGCAAATAATAGACACAGT</text:p>
      <text:p text:style-name="Preformatted_20_Text">Masked <text:s text:c="9"/>TCTCATTTGCACATACCTTGTAGCCAGCAGATTCAAGTTCATGCAAATAATAGAC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ACTAAATTAATAAGATTAAATGGAAGTAGAAACGGAAATGAGAGGCATAGAAAAC</text:p>
      <text:p text:style-name="Preformatted_20_Text">Masked <text:s text:c="9"/>AAGCTACTAAATTAATAAGATTAAATGGAAGTAGAAACGGAAATGAGAGGCATAG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GCAAAAAAGGGAAAATCCAATCAGACTTTTTTCCACTGAGGGAAATCAAATACTG</text:p>
      <text:p text:style-name="Preformatted_20_Text">Masked <text:s text:c="9"/>AAGCTGCAAAAAAGGGAAAATCCAATCAGACTTTTTTCCACTGAGGGAAATCAAAT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CAGATCTACATGACAGCATCATATCCATCCTTGCAGGTAGTCAAAATGCAGTGAAGG</text:p>
      <text:p text:style-name="Preformatted_20_Text">Masked <text:s text:c="9"/>GGACAGATCTACATGACAGCATCATATCCATCCTTGCAGGTAGTCAAAATGCAGTG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CTTTGAGTAATTTGGTAAGCACTGTCCATGTTCTGAGCAGAAAGTTGGACAAGACG</text:p>
      <text:p text:style-name="Preformatted_20_Text">Masked <text:s text:c="9"/>AATACTTTGAGTAATTTGGTAAGCACTGTCCATGTTCTGAGCAGAAAGTTGGACAAGA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CACTCTACCTAACATTCTGAGGCTGATTTGCAATGAAAGTGATCCCTCCATTAGAGG</text:p>
      <text:p text:style-name="Preformatted_20_Text">Masked <text:s text:c="9"/>ACCCACTCTACCTAACATTCTGAGGCTGATTTGCAATGAAAGTGATCCCTCCATTAG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CTGTTGTGCAAGTACTGGGCATAACACCACAGGAAAAAAAAAAACATGTAAAATAAT</text:p>
      <text:p text:style-name="Preformatted_20_Text">Masked <text:s text:c="9"/>TCACTGTTGTGCAAGTACTGGGCATAACACCACAGGAAAAAAAAAAACATGTAAAA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GAGAGAGTGTGATGTGTGAAGTAGTGTTCCCTTCCGTCTGACAGCTGAAAAGTGAC</text:p>
      <text:p text:style-name="Preformatted_20_Text">Masked <text:s text:c="9"/>TGCAGAGAGAGTGTGATGTGTGAAGTAGTGTTCCCTTCCGTCTGACAGCTGAAAAG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GTCTTGCTACAGCACAGGTGTACAGTGGAAGAGGGGAAACAACCCAACCACATCTC</text:p>
      <text:p text:style-name="Preformatted_20_Text">Masked <text:s text:c="9"/>ACATGTCTTGCTACAGCACAGGTGTACAGTGGAAGAGGGGAAACAACCCAACCACA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GTTTCCTAGTTAGCATGTGCCAGCTAGGGGTTAAAAGGGACAGTGCAAGGAGAGCA</text:p>
      <text:p text:style-name="Preformatted_20_Text">Masked <text:s text:c="9"/>CCAAGTTTCCTAGTTAGCATGTGCCAGCTAGGGGTTAAAAGGGACAGTGCAAGGAG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GGGGAGTCGTAGGAAAAAAGAAACAAACGAACAAACAAAAACAAAACAAAAACAGA</text:p>
      <text:p text:style-name="Preformatted_20_Text">Masked <text:s text:c="9"/>GAGAGGGGAGTCGTAGGNNNNNNNNNNNNNNNNNNNNNNNNNNNNNNNNNNNNNNACAGA</text:p>
      <text:p text:style-name="Preformatted_20_Text"><text:s text:c="16"/>***************** <text:s text:c="37"/>*****</text:p>
      <text:p text:style-name="Preformatted_20_Text"/>
      <text:p text:style-name="Preformatted_20_Text">Unmasked <text:s text:c="7"/>AGAGTAGGACCAGAAGGAAGGATTCTTTTTTAAAAATAAAATGTGGATATATCAGCTGGC</text:p>
      <text:p text:style-name="Preformatted_20_Text">Masked <text:s text:c="9"/>AGAGTAGGACCAGAAGGAAGGATTCTTTTTTAAAAATAAAATGTGGATATATCAGCT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TTATGCAGATAGAGTATATACTCTCTACAAAAGCCGAAAGGACTTTTTTTGAGGGG</text:p>
      <text:p text:style-name="Preformatted_20_Text">Masked <text:s text:c="9"/>ACTCTTATGCAGATAGAGTATATACTCTCTACAAAAGCCGAAAGGACTTTTTTTGAG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AGGGAGCAGGTTATATCACAGATTGACAATCACTTTGAAGCCAGCAAACTTTGCAA</text:p>
      <text:p text:style-name="Preformatted_20_Text"><text:soft-page-break/>Masked <text:s text:c="9"/>AGGGAGGGAGCAGGTTATATCACAGATTGACAATCACTTTGAAGCCAGCAAACTTT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CCTGCTACCATCTACAAGGATTAAAGTTCATTGGTAGTCAAAAAAAAGCCTTTTGA</text:p>
      <text:p text:style-name="Preformatted_20_Text">Masked <text:s text:c="9"/>CCAACCTGCTACCATCTACAAGGATTAAAGTTCATTGGTAGTCAAAAAAAAGCCTT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CCCAAAGACTTGGCCATAGAAAGGGTGTTAGTATTATGTAAATCTTAGGCAGAAGT</text:p>
      <text:p text:style-name="Preformatted_20_Text">Masked <text:s text:c="9"/>AAGCCCCAAAGACTTGGCCATAGAAAGGGTGTTAGTATTATGTAAATCTTAGGCAG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GTACGTAAATTTTTGTTGAAGCTTTGTCTCTAAAATCATTTGGATAAAACTGGATTTT</text:p>
      <text:p text:style-name="Preformatted_20_Text">Masked <text:s text:c="9"/>GCGTACGTAAATTTTTGTTGAAGCTTTGTCTCTAAAATCATTTGGATAAAACTGG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TTTAATTATGATTGTCTTTGGTTTGAATTCCTGTGGAAACATTCCTGAAGTTAGTT</text:p>
      <text:p text:style-name="Preformatted_20_Text">Masked <text:s text:c="9"/>CATTTTTAATTATGATTGTCTTTGGTTTGAATTCCTGTGGAAACATTCCTGAAGTT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TTTTGAAATGTTTATTTTGGGATTGTTATTTAGGCTATGTCATATAGATGTCAAGA</text:p>
      <text:p text:style-name="Preformatted_20_Text">Masked <text:s text:c="9"/>TATGTTTTGAAATGTTTATTTTGGGATTGTTATTTAGGCTATGTCATATAGATGTC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TACTAGACTAAGAAATCATATAAATGACTGTTTTTATTTTTAATTAAACTTCAACA</text:p>
      <text:p text:style-name="Preformatted_20_Text">Masked <text:s text:c="9"/>ACTATACTAGACTAAGAAATCATATAAATGACTGTTTTTATTTTTAATTAAACTTC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AACTTAACATTTTTCCAGATGCCTAATTTCATTTCTGGCAATCTTATAAGGTGTG</text:p>
      <text:p text:style-name="Preformatted_20_Text">Masked <text:s text:c="9"/>TTCTGAACTTAACATTTTTCCAGATGCCTAATTTCATTTCTGGCAATCTTATAAGG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TCACGCTACAAAATTCACACTCACCAAAAAAAAAAAAAAAAAAAAAAAAAAAAAAG</text:p>
      <text:p text:style-name="Preformatted_20_Text">Masked <text:s text:c="9"/>TTGGTCACGCTACAAAATTCACACTCACCNNNNNNNNNNNNNNNNNNNNNNNNNNNNNNG</text:p>
      <text:p text:style-name="Preformatted_20_Text"><text:s text:c="16"/>***************************** <text:s text:c="29"/>*</text:p>
      <text:p text:style-name="Preformatted_20_Text"/>
      <text:p text:style-name="Preformatted_20_Text">Unmasked <text:s text:c="7"/>TTTTGAGGTTTGACTAGTATTTTGAAAAGTATCAAAAATATAGTGGTCTTATTTGGCAGA</text:p>
      <text:p text:style-name="Preformatted_20_Text">Masked <text:s text:c="9"/>TTTTGAGGTTTGACTAGTATTTTGAAAAGTATCAAAAATATAGTGGTCTTATTTGG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GTGATAGGGCACTGGCTGATGGAAGGAAGGAGAACAAGGGTTCTGCCCATATGTGC</text:p>
      <text:p text:style-name="Preformatted_20_Text">Masked <text:s text:c="9"/>CATTGTGATAGGGCACTGGCTGATGGAAGGAAGGAGAACAAGGGTTCTGCCCATAT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GAATTATATTCTGTATGTATTTTGCTTGTTCCTCTCTAATCAGCACAGCTGTCCTG</text:p>
      <text:p text:style-name="Preformatted_20_Text">Masked <text:s text:c="9"/>CATAGAATTATATTCTGTATGTATTTTGCTTGTTCCTCTCTAATCAGCACAGCTGT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GTGTTCTCCAACCCTCCTTCTCCTCCACTGTAGCACCAGCTTAAGGGACTTCTAAT</text:p>
      <text:p text:style-name="Preformatted_20_Text">Masked <text:s text:c="9"/>AAGAGTGTTCTCCAACCCTCCTTCTCCTCCACTGTAGCACCAGCTTAAGGGACTTC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TCACTCCTCTCATGCTGTTATTCTAATCTTGTGTCTCTTTGCATTGCTAGTACAAA</text:p>
      <text:p text:style-name="Preformatted_20_Text">Masked <text:s text:c="9"/>ATGGTCACTCCTCTCATGCTGTTATTCTAATCTTGTGTCTCTTTGCATTGCTAGT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CTGTTGTGTAACCCCAAGCAGTAAATTAATCTAGACTGAAAAGCAGCTCCTTTCCC</text:p>
      <text:p text:style-name="Preformatted_20_Text">Masked <text:s text:c="9"/>CATGCTGTTGTGTAACCCCAAGCAGTAAATTAATCTAGACTGAAAAGCAGCTCCTTTCC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TGCCTCAGTCTTTCTTTCTTTTTCTTTCCTTGAATATCTTCAATCTGCATCTTTTCAAA</text:p>
      <text:p text:style-name="Preformatted_20_Text">Masked <text:s text:c="9"/>ATGCCTCAGTCTTTCTTTCTTTTTCTTTCCTTGAATATCTTCAATCTGCATCTTT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CATGATACAGAACAGTATTCAGCAGCAAACCTGAGGGGATATGGGTGAAGAACTGC</text:p>
      <text:p text:style-name="Preformatted_20_Text">Masked <text:s text:c="9"/>GATACATGATACAGAACAGTATTCAGCAGCAAACCTGAGGGGATATGGGTGAAGAA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ATATTGAAACTTCACCTTTATGAACTGTAACAAAAAATTGTGGAGATCAATATAC</text:p>
      <text:p text:style-name="Preformatted_20_Text">Masked <text:s text:c="9"/>TTTCTATATTGAAACTTCACCTTTATGAACTGTAACAAAAAATTGTGGAGATCAAT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TCACAGCTTTTTAGTTAAACAGTTTACAAGTGGAATTGTGTGGTATCCTGTGCCTC</text:p>
      <text:p text:style-name="Preformatted_20_Text">Masked <text:s text:c="9"/>AGCATCACAGCTTTTTAGTTAAACAGTTTACAAGTGGAATTGTGTGGTATCCTGTG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TAACACTGAGAAAGTGTTATTTCTCAGAAGGAACTACTAGCCAAGGTGACTGCACA</text:p>
      <text:p text:style-name="Preformatted_20_Text">Masked <text:s text:c="9"/>GCATTAACACTGAGAAAGTGTTATTTCTCAGAAGGAACTACTAGCCAAGGTGACTG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AACAGCACAAGCTCAGTTTTTCTATTGTGAATTTTCCACTGATGTTGTTAAACTGC</text:p>
      <text:p text:style-name="Preformatted_20_Text">Masked <text:s text:c="9"/>CCATAACAGCACAAGCTCAGTTTTTCTATTGTGAATTTTCCACTGATGTTGTTAAA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AGGAGAATTTGCAGAAACTATGCACAGGATGAGTGGCAAACAAATGATGACTTAGA</text:p>
      <text:p text:style-name="Preformatted_20_Text">Masked <text:s text:c="9"/>TTATAGGAGAATTTGCAGAAACTATGCACAGGATGAGTGGCAAACAAATGATGACT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GAATGCTGCAAGAAAGCATGCAAGGCTACTTACTGACATCCAAAACTCTGTTTGCC</text:p>
      <text:p text:style-name="Preformatted_20_Text">Masked <text:s text:c="9"/>AATAGAATGCTGCAAGAAAGCATGCAAGGCTACTTACTGACATCCAAAACTCTGTTT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AGCAGTAACCTCACACTTCTATCATACATGCTTCCTTCCATAAACCCAAACCCTGA</text:p>
      <text:p text:style-name="Preformatted_20_Text">Masked <text:s text:c="9"/>CAGTAGCAGTAACCTCACACTTCTATCATACATGCTTCCTTCCATAAACCCAAACC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GGATTGTCATCTTGCTACTTTATAGTTCACACAAACAGGGATCCTAGTCTATTGAC</text:p>
      <text:p text:style-name="Preformatted_20_Text">Masked <text:s text:c="9"/>TCCTGGATTGTCATCTTGCTACTTTATAGTTCACACAAACAGGGATCCTAGTCTAT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TTCTTATAAAACATCTTTAGCTCTGCAAAAAAACAATCTTAACTGTATGTCATGGA</text:p>
      <text:p text:style-name="Preformatted_20_Text">Masked <text:s text:c="9"/>TACTTTCTTATAAAACATCTTTAGCTCTGCAAAAAAACAATCTTAACTGTATGTCA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ATCTTTGCCATGTGACAGGCCTAGCCCCCTTATCCCACCTTTCCCCCTGTGGGAAG</text:p>
      <text:p text:style-name="Preformatted_20_Text">Masked <text:s text:c="9"/>TTGAATCTTTGCCATGTGACAGGCCTAGCCCCCTTATCCCACCTTTCCCCCTGTGG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GAAGAGTAGTAAGAAGGAGGCATTGTTGCTCAATTGAGATAGAAAAAAAACTGCTAT</text:p>
      <text:p text:style-name="Preformatted_20_Text">Masked <text:s text:c="9"/>CCAGAAGAGTAGTAAGAAGGAGGCATTGTTGCTCAATTGAGATAGAAAAAAAACTGC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AGAATGATGAAGGAATGTGGGATAGTGCAATATAAAAGGAATAAAGAGTATTAAAT</text:p>
      <text:p text:style-name="Preformatted_20_Text">Masked <text:s text:c="9"/>ACTAAGAATGATGAAGGAATGTGGGATAGTGCAATATAAAAGGAATAAAGAGTAT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CAAATGGGAATGGGAGCAACTCCTAACCTGCTTGGTGATACAGAGATGAAAAGGGA</text:p>
      <text:p text:style-name="Preformatted_20_Text">Masked <text:s text:c="9"/>CAAACAAATGGGAATGGGAGCAACTCCTAACCTGCTTGGTGATACAGAGATGAAAAGGG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GTCCTTACATCTGGAAGGACTGCAGCATTTAGGGAACTGTAGTTCTTTAGCAACTGTCC</text:p>
      <text:p text:style-name="Preformatted_20_Text">Masked <text:s text:c="9"/>TGTCCTTACATCTGGAAGGACTGCAGCATTTAGGGAACTGTAGTTCTTTAGCAACTG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TGATGGTGATACCTATGGAATGATACCTATGGAAAACCATGACACTGTATCCTGTT</text:p>
      <text:p text:style-name="Preformatted_20_Text">Masked <text:s text:c="9"/>CAATTGATGGTGATACCTATGGAATGATACCTATGGAAAACCATGACACTGTATCC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AGTCACATTTCACTATGCTTCGACCTTGATTCTGCACTCTCAGCTATCACTCAGTC</text:p>
      <text:p text:style-name="Preformatted_20_Text">Masked <text:s text:c="9"/>GCTGAGTCACATTTCACTATGCTTCGACCTTGATNNNNNNNNNNNNNNNNNNNNNNNNNN</text:p>
      <text:p text:style-name="Preformatted_20_Text"><text:s text:c="16"/>********************************** <text:s text:c="25"/></text:p>
      <text:p text:style-name="Preformatted_20_Text"/>
      <text:p text:style-name="Preformatted_20_Text">Unmasked <text:s text:c="7"/>TCTCTGCACTAACTGAGCTCAAAGAACAGGCTGAGAAACAGATATCTGAAAGTCCAACTG</text:p>
      <text:p text:style-name="Preformatted_20_Text">Masked <text:s text:c="9"/>NNNNNNNNNNAACTGAGCTCAAAGAACAGGCTGAGAAACAGATATCTGAAAGTCCAACTG</text:p>
      <text:p text:style-name="Preformatted_20_Text"><text:s text:c="26"/>**************************************************</text:p>
      <text:p text:style-name="Preformatted_20_Text"/>
      <text:p text:style-name="Preformatted_20_Text">Unmasked <text:s text:c="7"/>CAGAGTCCAGCTGCTAGTCAGCTGATGAGTAATAGCTACGTGTTTGAAGGCACTGTTCAG</text:p>
      <text:p text:style-name="Preformatted_20_Text">Masked <text:s text:c="9"/>CAGAGTCCAGCTGCTAGTCAGCTGATGAGTAATAGCTACGTGTTTGAAGGCACTGT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GTAATAAGCTCACTAATAATTGCTTGTATGGAGGCACATTATTCTGCAGTTTAGAT</text:p>
      <text:p text:style-name="Preformatted_20_Text">Masked <text:s text:c="9"/>CCATGTAATAAGCTCACTAATAATTGCTTGTATGGAGGCACATTATTCTGCAGTTT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AAGAGGTAGCTTCTGAACAGAAACAACTACAGGCAAAGCTGAGTCACTGCTGTGTC</text:p>
      <text:p text:style-name="Preformatted_20_Text">Masked <text:s text:c="9"/>ATGGAAGAGGTAGCTTCTGAACAGAAACAACTACAGGCAAAGCTGAGTCACTGCTG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TTCAAAGTAGTTGATGTAGTTCTAATAGTATACATCTGTTTTTACCAATTACTTGT</text:p>
      <text:p text:style-name="Preformatted_20_Text">Masked <text:s text:c="9"/>TCATTTCAAAGTAGTTGATGTAGTTCTAATAGTATACATCTGTTTTTACCAATTAC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GTTCACATAGTTTATAAACTTGAGAGCAGAGAATCTATAAAGTCATTAAGTGCTAA</text:p>
      <text:p text:style-name="Preformatted_20_Text">Masked <text:s text:c="9"/>ATGTGTTCACATAGTTTATAAACTTGAGAGCAGAGAATCTATAAAGTCATTAAGTG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GACAAAATCCATAGAATCATAGAGTCATAGAATCACCAAGGTTGGAAAAGACCTC</text:p>
      <text:p text:style-name="Preformatted_20_Text">Masked <text:s text:c="9"/>TGAAGGACAAAATCCATAGANNNNNNNNNNNNNNNNNNNNNNNNNNNNNNNNNNNNNNNN</text:p>
      <text:p text:style-name="Preformatted_20_Text"><text:s text:c="16"/>******************** <text:s text:c="39"/></text:p>
      <text:p text:style-name="Preformatted_20_Text"/>
      <text:p text:style-name="Preformatted_20_Text">Unmasked <text:s text:c="7"/>CAAGATCATCTAGTCTAACCATCCACTTACCAGCAATATTTTTCTTCTAAAAGTACCTAG</text:p>
      <text:p text:style-name="Preformatted_20_Text">Masked <text:s text:c="9"/>NNNNNNNNNNNNNNNNNNNNNNNNNNNNNNNNNNNATATTTTTCTTCTAAAAGTACCTAG</text:p>
      <text:p text:style-name="Preformatted_20_Text"><text:s text:c="51"/>*************************</text:p>
      <text:p text:style-name="Preformatted_20_Text"/>
      <text:p text:style-name="Preformatted_20_Text">Unmasked <text:s text:c="7"/>CACTTTTCAATTTCCAACATTCACGAGTCAGCTGGAGATACTAACATCAGCATTAGTTTT</text:p>
      <text:p text:style-name="Preformatted_20_Text">Masked <text:s text:c="9"/>CACTTTTCAATTTCCAACATTCACGAGTCAGCTGGAGATACTAACATCAGCATTA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AAGCTTCGCAATGCAAAGGAAAAGAAATTGAAAGGGTTTCCTAAGAGACAGACAAA</text:p>
      <text:p text:style-name="Preformatted_20_Text">Masked <text:s text:c="9"/>CAGGAAGCTTCGCAATGCAAAGGAAAAGAAATTGAAAGGGTTTCCTAAGAGACAG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TACTCTGGTGCTTGAAGCTGTAAAATTAGTTCCACCTAAAATTAGTTCCTGCTGAG</text:p>
      <text:p text:style-name="Preformatted_20_Text">Masked <text:s text:c="9"/>AATATACTCTGGTGCTTGAAGCTGTAAAATTAGTTCCACCTAAAATTAGTTCCTGC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TTTCTCAACCATTGAGAAGTTTGTTATTAAAAGATTAAGGATGTCGTTGAAATTTT</text:p>
      <text:p text:style-name="Preformatted_20_Text">Masked <text:s text:c="9"/>TGCATTTCTCAACCATTGAGAAGTTTGTTATTAAAAGATTAAGGATGTCGTTGAAATTT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GTAAATACTCCCCACATCAAAGTACTGTACTAGTGAAAAAAGAAGAGATATTATAGATA</text:p>
      <text:p text:style-name="Preformatted_20_Text">Masked <text:s text:c="9"/>TGTAAATACTCCCCACATCAAAGTACTGTACTAGTGAAAAAAGAAGAGATATTATA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AGATTGGTGTTACATGGTATCTCTCTCAAGTGAACATGGTGTTCGGTGAGCTCTAC</text:p>
      <text:p text:style-name="Preformatted_20_Text">Masked <text:s text:c="9"/>TCAGAGATTGGTGTTACATGGTATCTCTCTCAAGTGAACATGGTGTTCGGTGAGCT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AGTTCTTGCTGGAGTTCTTGTTTCTTTGGGTTATTCCTACCATATAAGCAGAAGT</text:p>
      <text:p text:style-name="Preformatted_20_Text">Masked <text:s text:c="9"/>AGTGTAGTTCTTGCTGGAGTTCTTGTTTCTTTGGGTTATTCCTACCATATAAGCAG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GAGCTTAAAACTGGAAGTAATAGTTTTTCCTTCTGTATCCAGGTTGACAGTGAATC</text:p>
      <text:p text:style-name="Preformatted_20_Text">Masked <text:s text:c="9"/>AAAGGAGCTTAAAACTGGAAGTAATAGTTTTTCCTTCTGTATCCAGGTTGACAGTG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GGATTTCAATCTATTTCTTGAAACCTGTGGATGATACACCAACCAAAAAAAAATAC</text:p>
      <text:p text:style-name="Preformatted_20_Text">Masked <text:s text:c="9"/>AACAGGATTTCAATCTATTTCTTGAAACCTGTGGATGATACACCAACCAAAAAAAA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TTAGCCATGTGACTGCCTTGGAAAGGTGATTTGACAAAATAGGCCAAGGTTTCAT</text:p>
      <text:p text:style-name="Preformatted_20_Text">Masked <text:s text:c="9"/>TCTTTTTAGCCATGTGACTGCCTTGGAAAGGTGATTTGACAAAATAGGCCAAGGTT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ACATAAATAACATTCCTATTATATCATTCAGGTTGAACTGCAAAGCACCGAGTTTT</text:p>
      <text:p text:style-name="Preformatted_20_Text">Masked <text:s text:c="9"/>TGCAACATAAATAACATTCCTATTATATCATTCAGGTTGAACTGCAAAGCACCGA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TTTGTCCTTTCTCCTGTCATGTTTTAGAATACAACAACAGTTGTAACATAGCATAT</text:p>
      <text:p text:style-name="Preformatted_20_Text">Masked <text:s text:c="9"/>TTAATTTGTCCTTTCTCCTGTCATGTTTTAGAATACAACAACAGTTGTAACATAGC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AAAGGTTAACATCCTAGACCATGAGAAGAGACTCTGAAATTGTTAATGGTTCCAGC</text:p>
      <text:p text:style-name="Preformatted_20_Text">Masked <text:s text:c="9"/>ATTAAAAGGTTAACATCCTAGACCATGAGAAGAGACTCTGAAATTGTTAATGGTTC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GTGTAGTCTTGTGCCTGGAAAGGAATAACTGCAAGTATCAGTACTGGCTGGGACAT</text:p>
      <text:p text:style-name="Preformatted_20_Text">Masked <text:s text:c="9"/>TNNNNNNNNNNNNNNNNNNNNNNNNNNNNNNNNNNNNNNNNNNNNNNNNNNNNNNNNNNN</text:p>
      <text:p text:style-name="Preformatted_20_Text"><text:s text:c="16"/>* <text:s text:c="58"/></text:p>
      <text:p text:style-name="Preformatted_20_Text"/>
      <text:p text:style-name="Preformatted_20_Text">Unmasked <text:s text:c="7"/>GATCTGCTGGAGAGGAGCTCTGAGGGAAGGACCTGGAGGTCCTGGTGAACAGCAGGT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ATGAGCCATCAGTATGCTCTGGTGGCCAAGAAGGCCAATGGGATCCTGGGGTGCTT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AGGGAGCATGGCCAGCCAGTCAAGGGAGGCGATTCTCCCCCTCTACTCTGCCCT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GCCTAACTTGAAGTACTGTAACCAATTCTGGGCTCCTCAGTACAAAAATGACAG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CCTGGAGAGAGTCCAGTGGAGGGCTGCAAAGATGATGAAGGGCCTGGAGCATCTCCT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TGAGGAAAGGCTGAGCAACCTGGGTCTGTTCAGCCTTGAGAAAATAGGACTGA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TCTTGTTTATGTTTGTAAGTATCTTAAGTGAGGGGAGTCAAAGGTACATGGCCAACC</text:p>
      <text:p text:style-name="Preformatted_20_Text">Masked <text:s text:c="9"/>NNNNNNNNNNNNNNNNNNNNNNNNNNNNNNNNNNNNGGAGTCAAAGGTACATGGCCAACC</text:p>
      <text:p text:style-name="Preformatted_20_Text"><text:s text:c="52"/>************************</text:p>
      <text:p text:style-name="Preformatted_20_Text"/>
      <text:p text:style-name="Preformatted_20_Text">Unmasked <text:s text:c="7"/>TCTTTTCAGCGGTCTG</text:p>
      <text:p text:style-name="Preformatted_20_Text">Masked <text:s text:c="9"/>TCTTTTCAGCGGTCTG</text:p>
      <text:p text:style-name="P1"><text:s text:c="16"/>****************</text:p>
      <text:p text:style-name="Horizontal_20_Line"><text:bookmark text:name="clustalw.dnd"/></text:p>
      <text:p text:style-name="Preformatted_20_Text"><text:a xlink:type="simple" xlink:href="https://www.genome.jp/tools-bin/pushfile?220406164856CBOBk+clustalw.dnd" text:style-name="Internet_20_link" text:visited-style-name="Visited_20_Internet_20_Link">clustalw.dnd</text:a></text:p>
      <text:p text:style-name="Preformatted_20_Text"/>
      <text:p text:style-name="P1">(Unmasked:0.077536,Masked:0.077536);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3:20:40.401890513</meta:creation-date>
    <dc:date>2022-04-08T12:46:11.105819878</dc:date>
    <meta:editing-duration>PT1H52M1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3" meta:paragraph-count="1422" meta:word-count="2352" meta:character-count="106710" meta:non-whitespace-character-count="86468"/>
  </office:meta>
</office:document-meta>
</file>